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ObjectReplacements/Obj100" manifest:media-type=""/>
  <manifest:file-entry manifest:full-path="content.xml" manifest:media-type="text/xml"/>
  <manifest:file-entry manifest:full-path="Obj100" manifest:media-type="application/vnd.sun.star.oleobject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Lucida Grande" svg:font-family="'Lucida Grande', Helvetica, Verdana, Arial, sans-serif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witzerlandNarrow" svg:font-family="SwitzerlandNarrow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5" style:family="table">
      <style:table-properties style:width="6.7722in" table:align="margins" style:writing-mode="lr-tb"/>
    </style:style>
    <style:style style:name="Table5.A" style:family="table-column">
      <style:table-column-properties style:column-width="6.7722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7722in" table:align="margins" style:writing-mode="lr-tb"/>
    </style:style>
    <style:style style:name="Table1.A" style:family="table-column">
      <style:table-column-properties style:column-width="6.7722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7875in" table:align="center" style:writing-mode="lr-tb"/>
    </style:style>
    <style:style style:name="Table3.A" style:family="table-column">
      <style:table-column-properties style:column-width="1.8938in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-left="0.075in" fo:padding-right="0.075in" fo:padding-top="0in" fo:padding-bottom="0in" fo:border="0.5pt solid #00000a"/>
    </style:style>
    <style:style style:name="Table3.B1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" style:family="table">
      <style:table-properties style:width="6.7674in" fo:margin-left="-0.0403in" table:align="left" style:writing-mode="lr-tb"/>
    </style:style>
    <style:style style:name="Table4.A" style:family="table-column">
      <style:table-column-properties style:column-width="1.7528in"/>
    </style:style>
    <style:style style:name="Table4.B" style:family="table-column">
      <style:table-column-properties style:column-width="1.5583in"/>
    </style:style>
    <style:style style:name="Table4.C" style:family="table-column">
      <style:table-column-properties style:column-width="1.4847in"/>
    </style:style>
    <style:style style:name="Table4.D" style:family="table-column">
      <style:table-column-properties style:column-width="1.9715in"/>
    </style:style>
    <style:style style:name="Table4.1" style:family="table-row">
      <style:table-row-properties style:min-row-height="0.3181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4.2" style:family="table-row">
      <style:table-row-properties style:min-row-height="0.0993in" fo:keep-together="auto"/>
    </style:style>
    <style:style style:name="Table7" style:family="table">
      <style:table-properties style:width="5.859in" fo:margin-left="0.1222in" table:align="left" style:writing-mode="lr-tb"/>
    </style:style>
    <style:style style:name="Table7.A" style:family="table-column">
      <style:table-column-properties style:column-width="5.85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8" style:family="table">
      <style:table-properties style:width="6.5486in" fo:margin-left="-0.0486in" table:align="left" style:writing-mode="lr-tb"/>
    </style:style>
    <style:style style:name="Table8.A" style:family="table-column">
      <style:table-column-properties style:column-width="1.4681in"/>
    </style:style>
    <style:style style:name="Table8.B" style:family="table-column">
      <style:table-column-properties style:column-width="5.0806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2f2f2" style:border-line-width-left="0.0208in 0.0417in 0.0104in" style:border-line-width-right="0.0208in 0.0208in 0.0208in" style:border-line-width-top="0.0208in 0.0417in 0.0104in" style:border-line-width-bottom="0.0208in 0.0208in 0.0208in" fo:padding-left="0.0486in" fo:padding-right="0.0486in" fo:padding-top="0in" fo:padding-bottom="0in" fo:border-left="3pt double #808080" fo:border-right="1.5pt double #808080" fo:border-top="3pt double #808080" fo:border-bottom="1.5pt double #808080">
        <style:background-image/>
      </style:table-cell-properties>
    </style:style>
    <style:style style:name="Table8.B1" style:family="table-cell">
      <style:table-cell-properties style:border-line-width-left="0.0208in 0.0208in 0.0208in" style:border-line-width-right="0.0208in 0.0417in 0.0104in" style:border-line-width-top="0.0208in 0.0417in 0.0104in" style:border-line-width-bottom="0.0208in 0.0208in 0.0208in" fo:padding-left="0.0486in" fo:padding-right="0.0486in" fo:padding-top="0in" fo:padding-bottom="0in" fo:border-left="1.5pt double #808080" fo:border-right="3pt double #808080" fo:border-top="3pt double #808080" fo:border-bottom="1.5pt double #808080"/>
    </style:style>
    <style:style style:name="Table8.A2" style:family="table-cell">
      <style:table-cell-properties fo:background-color="#f2f2f2" style:border-line-width-left="0.0208in 0.0417in 0.0104in" style:border-line-width-right="0.0208in 0.0208in 0.0208in" style:border-line-width-top="0.0208in 0.0208in 0.0208in" style:border-line-width-bottom="0.0208in 0.0208in 0.0208in" fo:padding-left="0.0486in" fo:padding-right="0.0486in" fo:padding-top="0in" fo:padding-bottom="0in" fo:border-left="3pt double #808080" fo:border-right="1.5pt double #808080" fo:border-top="1.5pt double #808080" fo:border-bottom="1.5pt double #808080">
        <style:background-image/>
      </style:table-cell-properties>
    </style:style>
    <style:style style:name="Table8.B2" style:family="table-cell">
      <style:table-cell-properties style:border-line-width-left="0.0208in 0.0208in 0.0208in" style:border-line-width-right="0.0208in 0.0417in 0.0104in" style:border-line-width-top="0.0208in 0.0208in 0.0208in" style:border-line-width-bottom="0.0208in 0.0208in 0.0208in" fo:padding-left="0.0486in" fo:padding-right="0.0486in" fo:padding-top="0in" fo:padding-bottom="0in" fo:border-left="1.5pt double #808080" fo:border-right="3pt double #808080" fo:border-top="1.5pt double #808080" fo:border-bottom="1.5pt double #808080"/>
    </style:style>
    <style:style style:name="Table8.3" style:family="table-row">
      <style:table-row-properties style:min-row-height="0.5618in" fo:keep-together="auto"/>
    </style:style>
    <style:style style:name="Table8.A3" style:family="table-cell">
      <style:table-cell-properties fo:background-color="#f2f2f2" style:border-line-width-left="0.0208in 0.0417in 0.0104in" style:border-line-width-right="0.0208in 0.0208in 0.0208in" style:border-line-width-bottom="0.0208in 0.0208in 0.0208in" fo:padding-left="0.0486in" fo:padding-right="0.0486in" fo:padding-top="0in" fo:padding-bottom="0in" fo:border-left="3pt double #808080" fo:border-right="1.5pt double #808080" fo:border-top="none" fo:border-bottom="1.5pt double #808080">
        <style:background-image/>
      </style:table-cell-properties>
    </style:style>
    <style:style style:name="Table8.B3" style:family="table-cell">
      <style:table-cell-properties style:border-line-width-left="0.0208in 0.0208in 0.0208in" style:border-line-width-right="0.0208in 0.0417in 0.0104in" style:border-line-width-bottom="0.0208in 0.0208in 0.0208in" fo:padding-left="0.0486in" fo:padding-right="0.0486in" fo:padding-top="0in" fo:padding-bottom="0in" fo:border-left="1.5pt double #808080" fo:border-right="3pt double #808080" fo:border-top="none" fo:border-bottom="1.5pt double #808080"/>
    </style:style>
    <style:style style:name="Table8.B4" style:family="table-cell">
      <style:table-cell-properties style:border-line-width-left="0.0208in 0.0208in 0.0208in" style:border-line-width-right="0.0208in 0.0417in 0.0104in" style:border-line-width-bottom="0.0208in 0.0208in 0.0208in" fo:padding-left="0.0486in" fo:padding-right="0.0486in" fo:padding-top="0in" fo:padding-bottom="0in" fo:border-left="1.5pt double #808080" fo:border-right="3pt double #808080" fo:border-top="none" fo:border-bottom="1.5pt double #808080"/>
    </style:style>
    <style:style style:name="Table8.B5" style:family="table-cell">
      <style:table-cell-properties style:border-line-width-left="0.0208in 0.0208in 0.0208in" style:border-line-width-right="0.0208in 0.0417in 0.0104in" style:border-line-width-bottom="0.0208in 0.0208in 0.0208in" fo:padding-left="0.0486in" fo:padding-right="0.0486in" fo:padding-top="0in" fo:padding-bottom="0in" fo:border-left="1.5pt double #808080" fo:border-right="3pt double #808080" fo:border-top="none" fo:border-bottom="1.5pt double #808080"/>
    </style:style>
    <style:style style:name="Table8.B6" style:family="table-cell">
      <style:table-cell-properties style:border-line-width-left="0.0208in 0.0208in 0.0208in" style:border-line-width-right="0.0208in 0.0417in 0.0104in" style:border-line-width-bottom="0.0208in 0.0208in 0.0208in" fo:padding-left="0.0486in" fo:padding-right="0.0486in" fo:padding-top="0in" fo:padding-bottom="0in" fo:border-left="1.5pt double #808080" fo:border-right="3pt double #808080" fo:border-top="none" fo:border-bottom="1.5pt double #808080"/>
    </style:style>
    <style:style style:name="Table8.B7" style:family="table-cell">
      <style:table-cell-properties style:border-line-width-left="0.0208in 0.0208in 0.0208in" style:border-line-width-right="0.0208in 0.0417in 0.0104in" style:border-line-width-bottom="0.0208in 0.0208in 0.0208in" fo:padding-left="0.0486in" fo:padding-right="0.0486in" fo:padding-top="0in" fo:padding-bottom="0in" fo:border-left="1.5pt double #808080" fo:border-right="3pt double #808080" fo:border-top="none" fo:border-bottom="1.5pt double #808080"/>
    </style:style>
    <style:style style:name="Table8.B8" style:family="table-cell">
      <style:table-cell-properties style:border-line-width-left="0.0208in 0.0208in 0.0208in" style:border-line-width-right="0.0208in 0.0417in 0.0104in" style:border-line-width-bottom="0.0208in 0.0208in 0.0208in" fo:padding-left="0.0486in" fo:padding-right="0.0486in" fo:padding-top="0in" fo:padding-bottom="0in" fo:border-left="1.5pt double #808080" fo:border-right="3pt double #808080" fo:border-top="none" fo:border-bottom="1.5pt double #808080"/>
    </style:style>
    <style:style style:name="Table8.B9" style:family="table-cell">
      <style:table-cell-properties style:border-line-width-left="0.0208in 0.0208in 0.0208in" style:border-line-width-right="0.0208in 0.0417in 0.0104in" style:border-line-width-bottom="0.0208in 0.0208in 0.0208in" fo:padding-left="0.0486in" fo:padding-right="0.0486in" fo:padding-top="0in" fo:padding-bottom="0in" fo:border-left="1.5pt double #808080" fo:border-right="3pt double #808080" fo:border-top="none" fo:border-bottom="1.5pt double #808080"/>
    </style:style>
    <style:style style:name="Table8.B10" style:family="table-cell">
      <style:table-cell-properties style:border-line-width-left="0.0208in 0.0208in 0.0208in" style:border-line-width-right="0.0208in 0.0417in 0.0104in" style:border-line-width-top="0.0208in 0.0208in 0.0208in" style:border-line-width-bottom="0.0208in 0.0208in 0.0208in" fo:padding-left="0.0486in" fo:padding-right="0.0486in" fo:padding-top="0in" fo:padding-bottom="0in" fo:border-left="1.5pt double #808080" fo:border-right="3pt double #808080" fo:border-top="1.5pt double #808080" fo:border-bottom="1.5pt double #808080"/>
    </style:style>
    <style:style style:name="P1" style:family="paragraph" style:parent-style-name="List_20_Paragraph">
      <style:paragraph-properties fo:margin-left="0in" fo:margin-right="0in" fo:margin-top="0in" fo:margin-bottom="0in" fo:line-height="100%" fo:text-align="end" style:justify-single-word="false" fo:text-indent="0in" style:auto-text-indent="false">
        <style:tab-stops>
          <style:tab-stop style:position="5.9055in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P2" style:family="paragraph" style:parent-style-name="List_20_Paragraph">
      <style:paragraph-properties fo:margin-left="0in" fo:margin-right="0in" fo:margin-top="0in" fo:margin-bottom="0in" fo:line-height="100%" fo:text-align="start" style:justify-single-word="false" fo:text-indent="0in" style:auto-text-indent="false">
        <style:tab-stops>
          <style:tab-stop style:position="5.9055in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P3" style:family="paragraph" style:parent-style-name="List_20_Paragraph">
      <style:paragraph-properties fo:margin-left="0in" fo:margin-right="0in" fo:margin-top="0in" fo:margin-bottom="0in" fo:line-height="100%" fo:text-align="center" style:justify-single-word="false" fo:text-indent="0in" style:auto-text-indent="false">
        <style:tab-stops>
          <style:tab-stop style:position="5.9055in" style:type="right"/>
        </style:tab-stops>
      </style:paragraph-properties>
      <style:text-properties fo:color="#000000" style:font-name="Arial1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4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5" style:family="paragraph" style:parent-style-name="List_20_Paragraph">
      <style:paragraph-properties fo:margin-left="0in" fo:margin-right="0in" fo:margin-top="0in" fo:margin-bottom="0in" fo:line-height="100%" fo:text-indent="0in" style:auto-text-indent="false">
        <style:tab-stops>
          <style:tab-stop style:position="0.1972in"/>
        </style:tab-stops>
      </style:paragraph-properties>
      <style:text-properties style:font-name="Arial1" fo:font-size="10pt" fo:language="en" fo:country="US" style:font-size-asian="10pt" style:font-name-complex="Arial2" style:font-size-complex="10pt"/>
    </style:style>
    <style:style style:name="P6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text-autospace="non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10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1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/>
      <style:text-properties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4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>
        <style:tab-stops>
          <style:tab-stop style:position="0.1972in"/>
        </style:tab-stops>
      </style:paragraph-properties>
      <style:text-properties fo:color="#000000" style:font-name="Arial1" fo:font-size="10pt" fo:language="en" fo:country="US" style:text-underline-style="none" fo:font-weight="bold" style:font-size-asian="10pt" style:font-weight-asian="bold" style:font-name-complex="Arial2" style:font-size-complex="10pt" style:font-weight-complex="bold"/>
    </style:style>
    <style:style style:name="P15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>
        <style:tab-stops>
          <style:tab-stop style:position="0.1972in"/>
        </style:tab-stops>
      </style:paragraph-properties>
      <style:text-properties fo:color="#00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6" style:family="paragraph" style:parent-style-name="Frame_20_contents">
      <style:paragraph-properties fo:margin-left="0in" fo:margin-right="0in" fo:margin-top="0in" fo:margin-bottom="0in" fo:text-align="start" style:justify-single-word="false" fo:text-indent="0in" style:auto-text-indent="false">
        <style:tab-stops>
          <style:tab-stop style:position="0.1972in"/>
        </style:tab-stops>
      </style:paragraph-properties>
      <style:text-properties fo:color="#ff0000" style:font-name="Arial1" fo:font-size="10pt" fo:language="en" fo:country="US" style:text-underline-style="none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17" style:family="paragraph" style:parent-style-name="Normal">
      <style:paragraph-properties fo:margin-left="0in" fo:margin-right="0in" fo:margin-top="0.0417in" fo:margin-bottom="0.0417in" fo:text-align="justify" style:justify-single-word="false" fo:text-indent="0in" style:auto-text-indent="false" style:text-autospace="none">
        <style:tab-stops>
          <style:tab-stop style:position="0.0236in"/>
          <style:tab-stop style:position="0.2764in"/>
        </style:tab-stops>
      </style:paragraph-properties>
    </style:style>
    <style:style style:name="P18" style:family="paragraph" style:parent-style-name="Header">
      <style:paragraph-properties fo:text-align="end" style:justify-single-word="false">
        <style:tab-stops>
          <style:tab-stop style:position="3.0689in" style:type="center"/>
          <style:tab-stop style:position="6.3984in" style:type="right"/>
        </style:tab-stops>
      </style:paragraph-properties>
    </style:style>
    <style:style style:name="P19" style:family="paragraph" style:parent-style-name="Footer">
      <style:paragraph-properties fo:padding="0in" fo:border="none"/>
    </style:style>
    <style:style style:name="P20" style:family="paragraph" style:parent-style-name="Body_20_Text_20_3">
      <style:paragraph-properties fo:text-align="center" style:justify-single-word="false" fo:padding="0in" fo:border="none"/>
      <style:text-properties style:font-name="Arial1" fo:font-size="5pt" style:font-size-asian="5pt" style:font-name-complex="Arial2" style:font-size-complex="5pt"/>
    </style:style>
    <style:style style:name="P21" style:family="paragraph" style:parent-style-name="Standard">
      <style:text-properties style:font-name="Arial1" fo:font-size="10pt" style:font-size-asian="10pt" style:font-name-complex="Arial2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2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2" style:font-size-complex="10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2" style:font-size-complex="10pt" style:font-style-complex="italic"/>
    </style:style>
    <style:style style:name="P25" style:family="paragraph" style:parent-style-name="Standard">
      <style:paragraph-properties fo:text-align="center" style:justify-single-word="false"/>
      <style:text-properties style:font-name="Arial1" fo:font-size="10pt" style:font-size-asian="10pt" style:font-name-complex="Arial2" style:font-size-complex="10pt"/>
    </style:style>
    <style:style style:name="P26" style:family="paragraph" style:parent-style-name="Standard">
      <style:text-properties style:font-name="Arial1" fo:font-size="10pt" style:font-size-asian="10pt" style:language-asian="pt" style:country-asian="BR" style:font-name-complex="Arial2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Arial1" fo:font-size="10pt" style:font-size-asian="10pt" style:language-asian="pt" style:country-asian="BR" style:font-name-complex="Arial2" style:font-size-complex="10pt"/>
    </style:style>
    <style:style style:name="P28" style:family="paragraph" style:parent-style-name="Standard">
      <style:text-properties style:font-name="Arial1" fo:font-size="10pt" style:font-size-asian="10pt" style:language-asian="pt" style:country-asian="BR" style:font-name-complex="Arial2" style:font-size-complex="10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Arial1" fo:font-size="10pt" fo:language="en" fo:country="US" style:font-size-asian="10pt" style:font-name-complex="Arial2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32" style:family="paragraph" style:parent-style-name="Standard">
      <style:text-properties style:font-name="Arial1" fo:font-size="10pt" fo:font-weight="bold" style:font-size-asian="10pt" style:font-weight-asian="bold" style:font-name-complex="Arial2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36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37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 style:font-style-complex="italic"/>
    </style:style>
    <style:style style:name="P38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language-asian="pt" style:country-asian="BR" style:font-weight-asian="bold" style:font-name-complex="Arial2" style:font-size-complex="10pt"/>
    </style:style>
    <style:style style:name="P39" style:family="paragraph" style:parent-style-name="Standard">
      <style:paragraph-properties fo:text-align="justify" style:justify-single-word="false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P40" style:family="paragraph" style:parent-style-name="Standard">
      <style:paragraph-properties fo:text-align="justify" style:justify-single-word="false"/>
      <style:text-properties style:font-name="Arial1" fo:font-size="10pt" fo:language="pt" fo:country="BR" style:font-size-asian="10pt" style:font-name-complex="Arial2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P42" style:family="paragraph" style:parent-style-name="Standard"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43" style:family="paragraph" style:parent-style-name="Standard">
      <style:paragraph-properties fo:text-align="center" style:justify-single-word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44" style:family="paragraph" style:parent-style-name="Standard">
      <style:paragraph-properties fo:text-align="justify" style:justify-single-word="false"/>
      <style:text-properties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P45" style:family="paragraph" style:parent-style-name="Standard">
      <style:paragraph-properties fo:text-align="justify" style:justify-single-word="false"/>
    </style:style>
    <style:style style:name="P46" style:family="paragraph" style:parent-style-name="Standard">
      <style:paragraph-properties>
        <style:tab-stops>
          <style:tab-stop style:position="6.6874in" style:type="right" style:leader-style="dotted" style:leader-text="."/>
        </style:tab-stops>
      </style:paragraph-properties>
    </style:style>
    <style:style style:name="P47" style:family="paragraph" style:parent-style-name="Standard">
      <style:paragraph-properties fo:text-align="justify" style:justify-single-word="false">
        <style:tab-stops>
          <style:tab-stop style:position="-21.761in"/>
          <style:tab-stop style:position="-21.1362in"/>
          <style:tab-stop style:position="0.0008in"/>
          <style:tab-stop style:position="0.6252in"/>
          <style:tab-stop style:position="1.25in"/>
          <style:tab-stop style:position="1.8752in"/>
          <style:tab-stop style:position="2.5in"/>
          <style:tab-stop style:position="3.1252in"/>
          <style:tab-stop style:position="3.75in"/>
          <style:tab-stop style:position="4.3752in"/>
          <style:tab-stop style:position="5in"/>
          <style:tab-stop style:position="5.6252in"/>
          <style:tab-stop style:position="6.25in"/>
          <style:tab-stop style:position="6.8752in"/>
          <style:tab-stop style:position="7.5in"/>
          <style:tab-stop style:position="8.1252in"/>
          <style:tab-stop style:position="8.75in"/>
          <style:tab-stop style:position="9.3752in"/>
          <style:tab-stop style:position="10in"/>
          <style:tab-stop style:position="10.6252in"/>
          <style:tab-stop style:position="11.25in"/>
          <style:tab-stop style:position="11.8752in"/>
          <style:tab-stop style:position="12.5in"/>
          <style:tab-stop style:position="13.1252in"/>
          <style:tab-stop style:position="13.75in"/>
          <style:tab-stop style:position="14.3752in"/>
          <style:tab-stop style:position="15in"/>
          <style:tab-stop style:position="15.6252in"/>
          <style:tab-stop style:position="16.25in"/>
          <style:tab-stop style:position="16.8752in"/>
          <style:tab-stop style:position="17.5in"/>
          <style:tab-stop style:position="18.1252in"/>
          <style:tab-stop style:position="18.75in"/>
          <style:tab-stop style:position="19.3752in"/>
          <style:tab-stop style:position="20in"/>
          <style:tab-stop style:position="20.6252in"/>
          <style:tab-stop style:position="21.25in"/>
          <style:tab-stop style:position="21.8752in"/>
        </style:tab-stops>
      </style:paragraph-properties>
      <style:text-properties fo:color="#ff0000" style:font-name="Arial1" fo:font-size="10pt" style:font-size-asian="10pt" style:font-name-complex="Arial2" style:font-size-complex="10pt"/>
    </style:style>
    <style:style style:name="P48" style:family="paragraph" style:parent-style-name="Standard">
      <style:text-properties fo:color="#ff0000" style:font-name="Arial1" fo:font-size="10pt" fo:font-weight="bold" style:font-size-asian="10pt" style:language-asian="pt" style:country-asian="BR" style:font-weight-asian="bold" style:font-name-complex="Arial2" style:font-size-complex="10pt"/>
    </style:style>
    <style:style style:name="P49" style:family="paragraph" style:parent-style-name="Standard">
      <style:text-properties fo:color="#000000" style:font-name="Arial1" fo:font-size="10pt" style:font-size-asian="10pt" style:font-name-complex="Arial2" style:font-size-complex="10pt"/>
    </style:style>
    <style:style style:name="P50" style:family="paragraph" style:parent-style-name="Standard">
      <style:paragraph-properties fo:text-align="justify" style:justify-single-word="false"/>
      <style:text-properties fo:color="#000000" style:font-name="Arial1" fo:font-size="10pt" style:font-size-asian="10pt" style:language-asian="pt" style:country-asian="BR" style:font-name-complex="Arial2" style:font-size-complex="10pt"/>
    </style:style>
    <style:style style:name="P51" style:family="paragraph" style:parent-style-name="Standard">
      <style:paragraph-properties fo:text-align="justify" style:justify-single-word="false"/>
      <style:text-properties fo:color="#000000" style:font-name="Arial1" fo:font-size="10pt" fo:language="en" fo:country="US" style:font-size-asian="10pt" style:language-asian="pt" style:country-asian="BR" style:font-name-complex="Arial2" style:font-size-complex="10pt"/>
    </style:style>
    <style:style style:name="P52" style:family="paragraph" style:parent-style-name="Standard">
      <style:paragraph-properties fo:text-align="justify" style:justify-single-word="false"/>
      <style:text-properties fo:color="#000000" style:font-name="Arial1" fo:font-size="10pt" fo:language="en" fo:country="US" style:font-size-asian="10pt" style:font-name-complex="Arial2" style:font-size-complex="10pt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style-complex="italic" style:font-weight-complex="normal"/>
    </style:style>
    <style:style style:name="P54" style:family="paragraph" style:parent-style-name="Standard">
      <style:paragraph-properties fo:text-align="justify" style:justify-single-word="false"/>
      <style:text-properties fo:color="#000000" style:font-name="Arial1" fo:font-size="10pt" fo:language="pt" fo:country="BR" style:text-underline-style="none" fo:font-weight="bold" fo:background-color="transparent" style:font-size-asian="10pt" style:language-asian="pt" style:country-asian="BR" style:font-weight-asian="bold" style:font-name-complex="Arial2" style:font-size-complex="10pt" style:font-weight-complex="normal"/>
    </style:style>
    <style:style style:name="P55" style:family="paragraph" style:parent-style-name="Standard">
      <style:text-properties fo:font-size="10pt" style:font-size-asian="10pt" style:font-size-complex="10pt"/>
    </style:style>
    <style:style style:name="P56" style:family="paragraph" style:parent-style-name="Standard">
      <style:paragraph-properties fo:text-align="start" style:justify-single-word="false"/>
    </style:style>
    <style:style style:name="P57" style:family="paragraph" style:parent-style-name="Standard">
      <style:paragraph-properties fo:text-align="end" style:justify-single-word="false"/>
    </style:style>
    <style:style style:name="P58" style:family="paragraph" style:parent-style-name="Standard">
      <style:paragraph-properties fo:margin-left="0.5909in" fo:margin-right="0in" fo:text-align="justify" style:justify-single-word="false" fo:text-indent="-0.5909in" style:auto-text-indent="false"/>
    </style:style>
    <style:style style:name="P59" style:family="paragraph" style:parent-style-name="Standard">
      <style:paragraph-properties fo:margin-top="0.0417in" fo:margin-bottom="0.0417in" fo:text-align="center" style:justify-single-word="false"/>
      <style:text-properties style:font-name="Arial1" fo:font-size="10pt" style:font-size-asian="10pt" style:font-name-complex="Arial2" style:font-size-complex="10pt"/>
    </style:style>
    <style:style style:name="P60" style:family="paragraph" style:parent-style-name="Standard">
      <style:paragraph-properties fo:margin-top="0.0417in" fo:margin-bottom="0.0417in" fo:text-align="justify" style:justify-single-word="false"/>
      <style:text-properties style:font-name="Arial1" fo:font-size="10pt" style:font-size-asian="10pt" style:language-asian="pt" style:country-asian="BR" style:font-name-complex="Arial2" style:font-size-complex="10pt"/>
    </style:style>
    <style:style style:name="P61" style:family="paragraph" style:parent-style-name="Standard">
      <style:paragraph-properties fo:margin-top="0.0417in" fo:margin-bottom="0.0417in" fo:text-align="justify" style:justify-single-word="false"/>
    </style:style>
    <style:style style:name="P62" style:family="paragraph" style:parent-style-name="Standard">
      <style:paragraph-properties fo:margin-left="0in" fo:margin-right="0.4118in" fo:text-align="justify" style:justify-single-word="false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7.3835in"/>
        </style:tab-stops>
      </style:paragraph-properties>
      <style:text-properties fo:text-transform="uppercase" style:font-name="Arial1" fo:font-size="10pt" fo:font-weight="bold" style:font-size-asian="10pt" style:font-weight-asian="bold" style:font-name-complex="Arial2" style:font-size-complex="10pt"/>
    </style:style>
    <style:style style:name="P63" style:family="paragraph" style:parent-style-name="Standard">
      <style:paragraph-properties fo:margin-left="0in" fo:margin-right="0.4118in" fo:text-align="justify" style:justify-single-word="false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0689in" style:type="center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.1374in" style:type="right"/>
          <style:tab-stop style:position="7.3835in"/>
        </style:tab-stops>
      </style:paragraph-properties>
      <style:text-properties fo:text-transform="uppercase" style:font-name="Arial1" fo:font-size="10pt" fo:font-weight="bold" style:font-size-asian="10pt" style:font-weight-asian="bold" style:font-name-complex="Arial2" style:font-size-complex="10pt"/>
    </style:style>
    <style:style style:name="P64" style:family="paragraph" style:parent-style-name="Standard">
      <style:paragraph-properties fo:margin-left="0in" fo:margin-right="0.4118in" fo:text-align="justify" style:justify-single-word="false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0689in" style:type="center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.1374in" style:type="right"/>
          <style:tab-stop style:position="7.3835in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65" style:family="paragraph" style:parent-style-name="Standard">
      <style:paragraph-properties fo:margin-left="0in" fo:margin-right="0.4118in" fo:text-align="justify" style:justify-single-word="false" fo:text-indent="0in" style:auto-text-indent="false">
        <style:tab-stops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0689in" style:type="center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.1374in" style:type="right"/>
          <style:tab-stop style:position="7.3835in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66" style:family="paragraph" style:parent-style-name="Standard">
      <style:paragraph-properties fo:margin-left="0in" fo:margin-right="-0.0008in" fo:text-align="justify" style:justify-single-word="false" fo:text-indent="0in" style:auto-text-indent="false"/>
      <style:text-properties style:font-name="Arial1" fo:font-size="10pt" style:font-size-asian="10pt" style:font-name-complex="Arial2" style:font-size-complex="10pt"/>
    </style:style>
    <style:style style:name="P67" style:family="paragraph" style:parent-style-name="Footer">
      <style:paragraph-properties fo:margin-left="0in" fo:margin-right="-0.0008in" fo:text-align="justify" style:justify-single-word="false" fo:text-indent="0in" style:auto-text-indent="false">
        <style:tab-stops/>
      </style:paragraph-properties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68" style:family="paragraph" style:parent-style-name="Standard">
      <style:paragraph-properties fo:margin-left="0in" fo:margin-right="-0.202in" fo:line-height="0.1665in" fo:text-align="center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69" style:family="paragraph" style:parent-style-name="Standard">
      <style:paragraph-properties fo:margin-left="0in" fo:margin-right="-0.202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70" style:family="paragraph" style:parent-style-name="Standard">
      <style:paragraph-properties fo:margin-left="0in" fo:margin-right="-0.202in" fo:line-height="0.1665in" fo:text-align="justify" style:justify-single-word="false" fo:text-indent="0in" style:auto-text-indent="false"/>
      <style:text-properties style:font-name="Arial1" fo:font-size="10pt" style:font-size-asian="10pt" style:font-name-complex="Arial2" style:font-size-complex="10pt"/>
    </style:style>
    <style:style style:name="P71" style:family="paragraph" style:parent-style-name="Standard">
      <style:paragraph-properties fo:margin-left="0in" fo:margin-right="-0.202in" fo:text-align="justify" style:justify-single-word="false" fo:text-indent="0in" style:auto-text-indent="false"/>
      <style:text-properties style:font-name="Arial1" fo:font-size="10pt" style:font-size-asian="10pt" style:font-name-complex="Arial2" style:font-size-complex="10pt"/>
    </style:style>
    <style:style style:name="P72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Arial1" fo:font-size="10pt" style:font-size-asian="10pt" style:language-asian="pt" style:country-asian="BR" style:font-name-complex="Arial2" style:font-size-complex="10pt"/>
    </style:style>
    <style:style style:name="P73" style:family="paragraph" style:parent-style-name="Standard">
      <style:paragraph-properties fo:margin-left="0.25in" fo:margin-right="-0.202in" fo:text-align="justify" style:justify-single-word="false" fo:text-indent="0in" style:auto-text-indent="false"/>
      <style:text-properties style:font-name="Arial1" fo:font-size="10pt" style:font-size-asian="10pt" style:font-name-complex="Arial2" style:font-size-complex="10pt"/>
    </style:style>
    <style:style style:name="P74" style:family="paragraph" style:parent-style-name="Standard">
      <style:paragraph-properties fo:margin-top="0.0835in" fo:margin-bottom="0.0835in" fo:text-align="justify" style:justify-single-word="false"/>
    </style:style>
    <style:style style:name="P75" style:family="paragraph" style:parent-style-name="Standard">
      <style:paragraph-properties fo:margin-top="0.0835in" fo:margin-bottom="0.0835in" fo:text-align="justify" style:justify-single-word="false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style-complex="italic"/>
    </style:style>
    <style:style style:name="P76" style:family="paragraph" style:parent-style-name="Standard">
      <style:paragraph-properties fo:margin-top="0.0835in" fo:margin-bottom="0.0835in" fo:text-align="justify" style:justify-single-word="false"/>
      <style:text-properties style:font-name="Arial1" fo:font-size="10pt" style:text-underline-style="solid" style:text-underline-width="auto" style:text-underline-color="font-color" style:font-size-asian="10pt" style:font-name-complex="Arial2" style:font-size-complex="10pt" style:font-style-complex="italic"/>
    </style:style>
    <style:style style:name="P77" style:family="paragraph" style:parent-style-name="Standard">
      <style:paragraph-properties fo:margin-top="0.0835in" fo:margin-bottom="0.0835in" fo:text-align="justify" style:justify-single-word="false"/>
      <style:text-properties style:font-name="Arial1" fo:font-size="10pt" style:font-size-asian="10pt" style:font-name-complex="Arial2" style:font-size-complex="10pt" style:font-style-complex="italic"/>
    </style:style>
    <style:style style:name="P78" style:family="paragraph" style:parent-style-name="Standard">
      <style:paragraph-properties fo:margin-top="0.0835in" fo:margin-bottom="0.0835in"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 style:font-style-complex="italic"/>
    </style:style>
    <style:style style:name="P79" style:family="paragraph" style:parent-style-name="Standard">
      <style:paragraph-properties fo:margin-top="0.0193in" fo:margin-bottom="0.0417in" fo:text-align="justify" style:justify-single-word="false"/>
    </style:style>
    <style:style style:name="P80" style:family="paragraph" style:parent-style-name="Standard">
      <style:paragraph-properties fo:margin-top="0.0193in" fo:margin-bottom="0.0417in" fo:text-align="justify" style:justify-single-word="false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weight-complex="bold"/>
    </style:style>
    <style:style style:name="P81" style:family="paragraph" style:parent-style-name="Standard">
      <style:paragraph-properties fo:margin-top="0.0193in" fo:margin-bottom="0.0417in"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82" style:family="paragraph" style:parent-style-name="Standard">
      <style:paragraph-properties fo:margin-top="0.0193in" fo:margin-bottom="0.0417in" fo:text-align="justify" style:justify-single-word="false"/>
      <style:text-properties style:font-name="Arial1" fo:font-size="10pt" style:font-size-asian="10pt" style:font-name-complex="Arial2" style:font-size-complex="10pt"/>
    </style:style>
    <style:style style:name="P83" style:family="paragraph" style:parent-style-name="Standard">
      <style:paragraph-properties fo:margin-top="0.0193in" fo:margin-bottom="0.0193in"/>
      <style:text-properties style:font-name="Arial1" fo:font-size="10pt" style:font-size-asian="10pt" style:font-name-complex="Arial2" style:font-size-complex="10pt"/>
    </style:style>
    <style:style style:name="P84" style:family="paragraph" style:parent-style-name="Frame_20_contents">
      <style:paragraph-properties fo:text-align="start" style:justify-single-word="false"/>
    </style:style>
    <style:style style:name="P85" style:family="paragraph" style:parent-style-name="Frame_20_contents"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P86" style:family="paragraph" style:parent-style-name="Frame_20_contents">
      <style:paragraph-properties fo:text-align="center" style:justify-single-word="false"/>
      <style:text-properties style:font-name="Tahoma" fo:font-size="7pt" fo:font-weight="bold" style:font-size-asian="7pt" style:font-weight-asian="bold" style:font-name-complex="Tahoma1" style:font-weight-complex="bold"/>
    </style:style>
    <style:style style:name="P87" style:family="paragraph" style:parent-style-name="Heading_20_1">
      <style:text-properties style:font-name="Arial1" fo:font-size="10pt" fo:language="en" fo:country="US" style:font-size-asian="10pt" style:font-name-complex="Arial2" style:font-size-complex="10pt"/>
    </style:style>
    <style:style style:name="P88" style:family="paragraph" style:parent-style-name="Title">
      <style:paragraph-properties fo:text-align="start" style:justify-single-word="false"/>
      <style:text-properties fo:text-transform="uppercase" fo:font-size="10pt" fo:language="pt" fo:country="BR" style:font-size-asian="10pt"/>
    </style:style>
    <style:style style:name="P89" style:family="paragraph" style:parent-style-name="Title">
      <style:text-properties fo:text-transform="uppercase" style:font-name="Arial1" fo:font-size="10pt" fo:language="en" fo:country="US" fo:font-style="normal" style:font-size-asian="10pt" style:font-style-asian="normal" style:font-name-complex="Arial2" style:font-size-complex="10pt"/>
    </style:style>
    <style:style style:name="P90" style:family="paragraph" style:parent-style-name="Title">
      <style:paragraph-properties fo:text-align="start" style:justify-single-word="false"/>
      <style:text-properties fo:text-transform="uppercase" style:font-name="Arial1" fo:font-size="10pt" fo:language="en" fo:country="US" fo:font-style="normal" style:font-size-asian="10pt" style:font-style-asian="normal" style:font-name-complex="Arial2" style:font-size-complex="10pt"/>
    </style:style>
    <style:style style:name="P91" style:family="paragraph" style:parent-style-name="Title">
      <style:text-properties fo:text-transform="uppercase" style:font-name="Arial1" fo:font-size="10pt" fo:font-style="normal" style:font-size-asian="10pt" style:font-style-asian="normal" style:font-name-complex="Arial2" style:font-size-complex="10pt"/>
    </style:style>
    <style:style style:name="P92" style:family="paragraph" style:parent-style-name="Normal">
      <style:paragraph-properties fo:text-align="justify" style:justify-single-word="false" style:text-autospace="none"/>
      <style:text-properties style:font-name="Arial1" fo:font-size="10pt" style:font-size-asian="10pt" style:font-name-complex="Arial2" style:font-size-complex="10pt"/>
    </style:style>
    <style:style style:name="P93" style:family="paragraph" style:parent-style-name="Normal">
      <style:paragraph-properties fo:text-align="justify" style:justify-single-word="false" style:text-autospace="none">
        <style:tab-stops>
          <style:tab-stop style:position="0.2957in"/>
        </style:tab-stops>
      </style:paragraph-properties>
      <style:text-properties style:font-name="Arial1" style:font-name-complex="Arial2"/>
    </style:style>
    <style:style style:name="P94" style:family="paragraph" style:parent-style-name="Normal">
      <style:paragraph-properties fo:text-align="justify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95" style:family="paragraph" style:parent-style-name="Normal">
      <style:paragraph-properties fo:text-align="justify" style:justify-single-word="false"/>
      <style:text-properties style:font-name="Arial" fo:font-size="10pt" fo:language="en" fo:country="US" style:font-size-asian="10pt" style:font-name-complex="Arial" style:font-size-complex="10pt"/>
    </style:style>
    <style:style style:name="P96" style:family="paragraph" style:parent-style-name="Normal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97" style:family="paragraph" style:parent-style-name="Normal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98" style:family="paragraph" style:parent-style-name="Normal">
      <style:paragraph-properties fo:text-align="justify" style:justify-single-word="false">
        <style:tab-stops>
          <style:tab-stop style:position="-21.761in"/>
          <style:tab-stop style:position="-21.1362in"/>
          <style:tab-stop style:position="0.0008in"/>
          <style:tab-stop style:position="0.6252in"/>
          <style:tab-stop style:position="1.25in"/>
          <style:tab-stop style:position="1.8752in"/>
          <style:tab-stop style:position="2.5in"/>
          <style:tab-stop style:position="3.1252in"/>
          <style:tab-stop style:position="3.75in"/>
          <style:tab-stop style:position="4.3752in"/>
          <style:tab-stop style:position="5in"/>
          <style:tab-stop style:position="5.6252in"/>
          <style:tab-stop style:position="6.25in"/>
          <style:tab-stop style:position="6.8752in"/>
          <style:tab-stop style:position="7.5in"/>
          <style:tab-stop style:position="8.1252in"/>
          <style:tab-stop style:position="8.75in"/>
          <style:tab-stop style:position="9.3752in"/>
          <style:tab-stop style:position="10in"/>
          <style:tab-stop style:position="10.6252in"/>
          <style:tab-stop style:position="11.25in"/>
          <style:tab-stop style:position="11.8752in"/>
          <style:tab-stop style:position="12.5in"/>
          <style:tab-stop style:position="13.1252in"/>
          <style:tab-stop style:position="13.75in"/>
          <style:tab-stop style:position="14.3752in"/>
          <style:tab-stop style:position="15in"/>
          <style:tab-stop style:position="15.6252in"/>
          <style:tab-stop style:position="16.25in"/>
          <style:tab-stop style:position="16.8752in"/>
          <style:tab-stop style:position="17.5in"/>
          <style:tab-stop style:position="18.1252in"/>
          <style:tab-stop style:position="18.75in"/>
          <style:tab-stop style:position="19.3752in"/>
          <style:tab-stop style:position="20in"/>
          <style:tab-stop style:position="20.6252in"/>
          <style:tab-stop style:position="21.25in"/>
          <style:tab-stop style:position="21.8752in"/>
        </style:tab-stops>
      </style:paragraph-properties>
      <style:text-properties fo:color="#ff0000" style:font-name="Arial" fo:font-size="10pt" style:font-size-asian="10pt" style:font-name-complex="Arial" style:font-size-complex="10pt"/>
    </style:style>
    <style:style style:name="P99" style:family="paragraph" style:parent-style-name="Normal">
      <style:paragraph-properties fo:text-align="justify" style:justify-single-word="false" style:text-autospace="none"/>
      <style:text-properties fo:color="#000000" style:font-name="Arial1" fo:font-size="10pt" style:font-size-asian="10pt" style:language-asian="pt" style:country-asian="BR" style:font-name-complex="Arial2" style:font-size-complex="10pt"/>
    </style:style>
    <style:style style:name="P100" style:family="paragraph" style:parent-style-name="Standard">
      <style:paragraph-properties fo:margin-left="0.0126in" fo:margin-right="0in" fo:text-align="center" style:justify-single-word="false" fo:text-indent="0in" style:auto-text-indent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101" style:family="paragraph" style:parent-style-name="Standard">
      <style:paragraph-properties fo:margin-left="0in" fo:margin-right="0.4134in" fo:line-height="115%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0689in" style:type="center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.1374in" style:type="right"/>
          <style:tab-stop style:position="7.3835in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102" style:family="paragraph" style:parent-style-name="Standard">
      <style:paragraph-properties fo:margin-left="0in" fo:margin-right="0.0043in" fo:line-height="0.1665in" fo:text-align="justify" style:justify-single-word="false" fo:text-indent="0in" style:auto-text-indent="false"/>
      <style:text-properties style:font-name="Arial1" fo:font-size="10pt" fo:language="pt" fo:country="BR" style:font-size-asian="10pt" style:font-name-complex="Arial2" style:font-size-complex="10pt"/>
    </style:style>
    <style:style style:name="P103" style:family="paragraph" style:parent-style-name="Standard">
      <style:paragraph-properties fo:line-height="0.1665in" fo:hyphenation-ladder-count="no-limit" fo:padding-left="0.0417in" fo:padding-right="0.0417in" fo:padding-top="0.028in" fo:padding-bottom="0.0417in" fo:border="0.74pt solid #00000a">
        <style:tab-stops>
          <style:tab-stop style:position="-0.5in"/>
        </style:tab-stops>
      </style:paragraph-properties>
      <style:text-properties style:font-name="Arial1" fo:font-size="10pt" fo:language="pt" fo:country="BR" style:font-size-asian="10pt" style:font-name-complex="Arial2" style:font-size-complex="10pt" fo:hyphenate="false" fo:hyphenation-remain-char-count="2" fo:hyphenation-push-char-count="2"/>
    </style:style>
    <style:style style:name="P104" style:family="paragraph" style:parent-style-name="Standard">
      <style:paragraph-properties fo:text-align="justify" style:justify-single-word="false" fo:padding-left="0.0555in" fo:padding-right="0.0555in" fo:padding-top="0.0138in" fo:padding-bottom="0.0138in" fo:border="0.51pt solid #00000a"/>
      <style:text-properties style:font-name="Arial1" fo:font-size="10pt" fo:language="pt" fo:country="BR" style:font-size-asian="10pt" style:font-name-complex="Arial2" style:font-size-complex="10pt"/>
    </style:style>
    <style:style style:name="P105" style:family="paragraph" style:parent-style-name="Standard">
      <style:paragraph-properties fo:margin-left="0.0984in" fo:margin-right="0in" fo:margin-top="0.0835in" fo:margin-bottom="0.0835in" fo:text-align="justify" style:justify-single-word="false" fo:text-indent="0in" style:auto-text-indent="false"/>
      <style:text-properties style:font-name="Arial1" fo:font-size="10pt" style:font-size-asian="10pt" style:font-name-complex="Arial2" style:font-size-complex="10pt" style:font-style-complex="italic"/>
    </style:style>
    <style:style style:name="P106" style:family="paragraph" style:parent-style-name="Standard">
      <style:paragraph-properties fo:margin-left="0.0984in" fo:margin-right="0in" fo:text-align="justify" style:justify-single-word="false" fo:text-indent="0in" style:auto-text-indent="false"/>
      <style:text-properties style:font-name="Arial1" fo:font-size="10pt" style:font-size-asian="10pt" style:font-name-complex="Arial2" style:font-size-complex="10pt" style:font-style-complex="italic"/>
    </style:style>
    <style:style style:name="P107" style:family="paragraph" style:parent-style-name="Body_20_Text_20_3">
      <style:paragraph-properties fo:text-align="center" style:justify-single-word="false"/>
      <style:text-properties style:font-name="Arial1" style:font-name-complex="Arial2" style:font-weight-complex="bold"/>
    </style:style>
    <style:style style:name="P108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P109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110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111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style:font-name="Arial1" fo:font-size="10pt" fo:language="en" fo:country="US" fo:background-color="transparent" style:font-size-asian="10pt" style:font-name-complex="Arial2" style:font-size-complex="10pt"/>
    </style:style>
    <style:style style:name="P112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113" style:family="paragraph" style:parent-style-name="Standard">
      <style:paragraph-properties fo:margin-left="0.0398in" fo:margin-right="0.0398in" fo:margin-top="0in" fo:margin-bottom="0in" fo:line-height="100%" fo:text-indent="0in" style:auto-text-indent="false">
        <style:tab-stops>
          <style:tab-stop style:position="3.9665in" style:leader-style="dotted" style:leader-text="."/>
        </style:tab-stops>
      </style:paragraph-properties>
      <style:text-properties style:font-name="Arial1" fo:font-size="10pt" fo:language="en" fo:country="US" style:font-size-asian="10pt" style:font-name-complex="Arial2" style:font-size-complex="10pt"/>
    </style:style>
    <style:style style:name="P114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 style:text-autospace="none">
        <style:tab-stops>
          <style:tab-stop style:position="4.0472in" style:leader-style="dotted" style:leader-text="."/>
        </style:tab-stops>
      </style:paragraph-properties>
      <style:text-properties style:font-name="Arial1" fo:font-size="10pt" fo:language="en" fo:country="US" style:font-size-asian="10pt" style:font-name-complex="Arial2" style:font-size-complex="10pt"/>
    </style:style>
    <style:style style:name="P115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style:font-name="Arial1" fo:font-size="10pt" fo:background-color="transparent" style:font-size-asian="10pt" style:font-name-complex="Arial2" style:font-size-complex="10pt"/>
    </style:style>
    <style:style style:name="P116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fo:font-variant="normal" fo:text-transform="none" fo:color="#404040" style:font-name="Lucida Grande" fo:font-size="9.75pt" fo:letter-spacing="normal" fo:language="en" fo:country="US" fo:font-style="normal" fo:font-weight="normal" fo:background-color="transparent" style:font-size-asian="10pt" style:font-name-complex="Arial2" style:font-size-complex="10pt"/>
    </style:style>
    <style:style style:name="P117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fo:font-variant="normal" fo:text-transform="none" fo:color="#404040" style:font-name="Lucida Grande" fo:font-size="9.75pt" fo:letter-spacing="normal" fo:language="en" fo:country="US" fo:font-style="normal" fo:font-weight="normal" fo:background-color="transparent" style:font-name-asian="Times New Roman1" style:font-size-asian="10pt" style:language-asian="pt" style:country-asian="BR" style:font-weight-asian="bold" style:font-name-complex="Arial2" style:font-size-complex="10pt"/>
    </style:style>
    <style:style style:name="P118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fo:color="#000000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119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fo:color="#000000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style-complex="italic" style:font-weight-complex="normal"/>
    </style:style>
    <style:style style:name="P120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fo:color="#00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weight-complex="normal"/>
    </style:style>
    <style:style style:name="P121" style:family="paragraph" style:parent-style-name="Standard">
      <style:paragraph-properties fo:margin-left="0.0398in" fo:margin-right="0.0398in" fo:margin-top="0in" fo:margin-bottom="0in" fo:line-height="100%" fo:text-indent="0in" style:auto-text-indent="false">
        <style:tab-stops>
          <style:tab-stop style:position="3.9665in" style:leader-style="dotted" style:leader-text="."/>
        </style:tab-stops>
      </style:paragraph-properties>
    </style:style>
    <style:style style:name="P122" style:family="paragraph" style:parent-style-name="Normal_20__28_Web_29_">
      <style:paragraph-properties fo:margin-left="0.0398in" fo:margin-right="0.0398in" fo:margin-top="0.0193in" fo:margin-bottom="0.0193in" fo:text-indent="0in" style:auto-text-indent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123" style:family="paragraph" style:parent-style-name="Standard">
      <style:paragraph-properties fo:margin-left="0.1972in" fo:margin-right="0in" fo:text-align="justify" style:justify-single-word="false" fo:text-indent="0in" style:auto-text-indent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124" style:family="paragraph" style:parent-style-name="Standard">
      <style:paragraph-properties fo:margin-left="0.1972in" fo:margin-right="0in" fo:text-align="justify" style:justify-single-word="false" fo:text-indent="0in" style:auto-text-indent="false"/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P125" style:family="paragraph" style:parent-style-name="Standard">
      <style:paragraph-properties fo:margin-top="0in" fo:margin-bottom="0in" fo:line-height="100%" fo:text-align="center" style:justify-single-word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126" style:family="paragraph" style:parent-style-name="Standard">
      <style:paragraph-properties fo:margin-top="0in" fo:margin-bottom="0in" fo:line-height="100%" fo:text-align="center" style:justify-single-word="false"/>
      <style:text-properties fo:background-color="transparent"/>
    </style:style>
    <style:style style:name="P127" style:family="paragraph" style:parent-style-name="Standard">
      <style:paragraph-properties fo:margin-top="0in" fo:margin-bottom="0in" fo:text-align="justify" style:justify-single-word="false"/>
      <style:text-properties fo:color="#000000" style:font-name="Arial1" fo:font-size="10pt" fo:language="en" fo:country="US" style:font-size-asian="10pt" style:language-asian="pt" style:country-asian="BR" style:font-name-complex="Arial2" style:font-size-complex="10pt" style:font-weight-complex="bold"/>
    </style:style>
    <style:style style:name="P128" style:family="paragraph" style:parent-style-name="Standard">
      <style:paragraph-properties fo:margin-top="0in" fo:margin-bottom="0in" fo:text-align="justify" style:justify-single-word="false"/>
    </style:style>
    <style:style style:name="P129" style:family="paragraph" style:parent-style-name="Standard">
      <style:paragraph-properties fo:margin-left="0in" fo:margin-right="0.122in" fo:margin-top="0.0193in" fo:margin-bottom="0.0193in" fo:line-height="100%" fo:text-align="justify" style:justify-single-word="false" fo:text-indent="0in" style:auto-text-indent="false"/>
      <style:text-properties fo:color="#000000" style:font-name="Arial1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130" style:family="paragraph" style:parent-style-name="Standard">
      <style:paragraph-properties fo:margin-left="0in" fo:margin-right="0.122in" fo:margin-top="0.0193in" fo:margin-bottom="0.0193in" fo:line-height="100%" fo:text-align="justify" style:justify-single-word="false" fo:text-indent="0in" style:auto-text-indent="false"/>
      <style:text-properties fo:color="#000000" style:font-name="Arial1" fo:font-size="10pt" fo:font-weight="bold" fo:background-color="#ffff00" style:font-name-asian="Times New Roman1" style:font-size-asian="10pt" style:language-asian="pt" style:country-asian="BR" style:font-weight-asian="bold" style:font-name-complex="Arial2" style:font-size-complex="10pt"/>
    </style:style>
    <style:style style:name="P131" style:family="paragraph" style:parent-style-name="Standard">
      <style:paragraph-properties fo:margin-left="0in" fo:margin-right="0.122in" fo:margin-top="0.0193in" fo:margin-bottom="0.0193in" fo:line-height="100%" fo:text-align="justify" style:justify-single-word="false" fo:text-indent="0in" style:auto-text-indent="false"/>
      <style:text-properties fo:background-color="transparent"/>
    </style:style>
    <style:style style:name="P132" style:family="paragraph" style:parent-style-name="Standard">
      <style:paragraph-properties fo:margin-left="0in" fo:margin-right="0.122in" fo:margin-top="0.0193in" fo:margin-bottom="0.0193in" fo:line-height="100%" fo:text-align="justify" style:justify-single-word="false" fo:text-indent="0in" style:auto-text-indent="false"/>
      <style:text-properties style:font-name="Arial1" fo:font-size="10pt" fo:language="en" fo:country="US" fo:background-color="transparent" style:font-size-asian="10pt" style:font-name-complex="Arial2" style:font-size-complex="10pt"/>
    </style:style>
    <style:style style:name="P133" style:family="paragraph" style:parent-style-name="Heading_20_1">
      <style:paragraph-properties fo:margin-left="0.9453in" fo:margin-right="0in" fo:text-align="start" style:justify-single-word="false" fo:text-indent="-0.9453in" style:auto-text-indent="false"/>
      <style:text-properties fo:color="#000000" style:font-name="Arial1" fo:font-size="10pt" style:font-size-asian="10pt" style:font-name-complex="Arial2" style:font-size-complex="10pt"/>
    </style:style>
    <style:style style:name="P134" style:family="paragraph" style:parent-style-name="Heading_20_1">
      <style:paragraph-properties fo:margin-left="0.9453in" fo:margin-right="0in" fo:text-align="start" style:justify-single-word="false" fo:text-indent="-0.9453in" style:auto-text-indent="false"/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P135" style:family="paragraph" style:parent-style-name="Normal">
      <style:paragraph-properties fo:margin-left="0in" fo:margin-right="0.1016in" fo:margin-top="0in" fo:margin-bottom="0in" fo:text-align="justify" style:justify-single-word="false" fo:text-indent="0in" style:auto-text-indent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136" style:family="paragraph" style:parent-style-name="Normal">
      <style:paragraph-properties fo:margin-left="0in" fo:margin-right="0.1016in" fo:text-align="justify" style:justify-single-word="false" fo:text-indent="0in" style:auto-text-indent="false"/>
    </style:style>
    <style:style style:name="P137" style:family="paragraph" style:parent-style-name="Normal">
      <style:paragraph-properties fo:margin-left="0.0661in" fo:margin-right="0in" fo:margin-top="0.0417in" fo:margin-bottom="0.0417in" fo:text-align="justify" style:justify-single-word="false" fo:text-indent="0in" style:auto-text-indent="false" style:text-autospace="none">
        <style:tab-stops>
          <style:tab-stop style:position="-0.0425in"/>
          <style:tab-stop style:position="0.2102in"/>
        </style:tab-stops>
      </style:paragraph-properties>
    </style:style>
    <style:style style:name="P138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139" style:family="paragraph" style:parent-style-name="Standard">
      <style:paragraph-properties fo:text-align="justify" style:justify-single-word="false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140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141" style:family="paragraph" style:parent-style-name="Standard">
      <style:paragraph-properties>
        <style:tab-stops>
          <style:tab-stop style:position="6.6874in" style:type="right" style:leader-style="dotted" style:leader-text="."/>
        </style:tab-stops>
      </style:paragraph-properties>
    </style:style>
    <style:style style:name="P142" style:family="paragraph" style:parent-style-name="Standard" style:list-style-name="WWNum13">
      <style:paragraph-properties fo:margin-left="0.1972in" fo:margin-right="-0.202in" fo:text-align="justify" style:justify-single-word="false" fo:text-indent="-0.1972in" style:auto-text-indent="false">
        <style:tab-stops>
          <style:tab-stop style:position="0.1972in"/>
        </style:tab-stops>
      </style:paragraph-properties>
    </style:style>
    <style:style style:name="P143" style:family="paragraph" style:parent-style-name="Standard" style:list-style-name="WWNum13">
      <style:paragraph-properties fo:margin-left="0.1972in" fo:margin-right="-0.202in" fo:text-align="justify" style:justify-single-word="false" fo:text-indent="-0.1972in" style:auto-text-indent="false">
        <style:tab-stops>
          <style:tab-stop style:position="0.1972in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144" style:family="paragraph" style:parent-style-name="Standard" style:list-style-name="WWNum13">
      <style:paragraph-properties fo:margin-left="0.1972in" fo:margin-right="0in" fo:text-indent="-0.1972in" style:auto-text-indent="false">
        <style:tab-stops>
          <style:tab-stop style:position="0.1972in"/>
        </style:tab-stops>
      </style:paragraph-properties>
      <style:text-properties style:font-name="Arial1" fo:font-size="10pt" style:font-size-asian="10pt" style:language-asian="pt" style:country-asian="BR" style:font-name-complex="Arial2" style:font-size-complex="10pt"/>
    </style:style>
    <style:style style:name="P145" style:family="paragraph" style:parent-style-name="Standard" style:list-style-name="WWNum14">
      <style:paragraph-properties fo:margin-left="0.1972in" fo:margin-right="0in" fo:text-align="justify" style:justify-single-word="false" fo:text-indent="-0.1972in" style:auto-text-indent="false"/>
      <style:text-properties style:font-name="Arial1" fo:font-size="10pt" style:font-size-asian="10pt" style:language-asian="pt" style:country-asian="BR" style:font-name-complex="Arial2" style:font-size-complex="10pt"/>
    </style:style>
    <style:style style:name="P146" style:family="paragraph" style:parent-style-name="Standard" style:list-style-name="WWNum15">
      <style:paragraph-properties fo:margin-left="0.1972in" fo:margin-right="0in" fo:text-align="justify" style:justify-single-word="false" fo:text-indent="-0.1972in" style:auto-text-indent="false"/>
      <style:text-properties style:font-name="Arial1" fo:font-size="10pt" style:font-size-asian="10pt" style:language-asian="pt" style:country-asian="BR" style:font-name-complex="Arial2" style:font-size-complex="10pt"/>
    </style:style>
    <style:style style:name="P147" style:family="paragraph" style:parent-style-name="Standard" style:list-style-name="WWNum14">
      <style:paragraph-properties fo:margin-left="0.1972in" fo:margin-right="0in" fo:text-align="justify" style:justify-single-word="false" fo:text-indent="-0.1972in" style:auto-text-indent="false"/>
    </style:style>
    <style:style style:name="P148" style:family="paragraph" style:parent-style-name="Standard" style:list-style-name="WWNum18">
      <style:paragraph-properties fo:margin-left="0.1972in" fo:margin-right="0in" fo:margin-top="0.0417in" fo:margin-bottom="0.0417in" fo:text-align="justify" style:justify-single-word="false" fo:text-indent="-0.1972in" style:auto-text-indent="false"/>
    </style:style>
    <style:style style:name="P149" style:family="paragraph" style:parent-style-name="Standard" style:list-style-name="WWNum17">
      <style:paragraph-properties fo:margin-left="0.0984in" fo:margin-right="0in" fo:margin-top="0.0835in" fo:margin-bottom="0.0835in" fo:text-align="justify" style:justify-single-word="false" fo:text-indent="-0.0984in" style:auto-text-indent="false"/>
      <style:text-properties style:font-name="Arial1" fo:font-size="10pt" style:font-size-asian="10pt" style:font-name-complex="Arial2" style:font-size-complex="10pt" style:font-style-complex="italic"/>
    </style:style>
    <style:style style:name="P150" style:family="paragraph" style:parent-style-name="Normal">
      <style:paragraph-properties fo:text-align="justify" style:justify-single-word="false" style:text-autospace="none">
        <style:tab-stops>
          <style:tab-stop style:position="6.6874in" style:type="right" style:leader-style="dotted" style:leader-text=".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151" style:family="paragraph">
      <style:paragraph-properties fo:text-align="center"/>
    </style:style>
    <style:style style:name="T1" style:family="text">
      <style:text-properties style:font-name="Arial1" fo:font-size="8pt" style:font-size-asian="8pt" style:font-name-complex="Arial2" style:font-size-complex="8pt"/>
    </style:style>
    <style:style style:name="T2" style:family="text">
      <style:text-properties style:font-name="Arial1" fo:font-size="10pt" style:font-size-asian="10pt" style:font-name-complex="Arial2" style:font-size-complex="10pt"/>
    </style:style>
    <style:style style:name="T3" style:family="text">
      <style:text-properties style:font-name="Arial1" fo:font-size="10pt" style:font-size-asian="10pt" style:font-name-complex="Arial2" style:font-size-complex="10pt" style:font-weight-complex="bold"/>
    </style:style>
    <style:style style:name="T4" style:family="text">
      <style:text-properties style:font-name="Arial1" fo:font-size="10pt" style:font-size-asian="10pt" style:font-name-complex="Arial2" style:font-size-complex="10pt" style:font-style-complex="italic"/>
    </style:style>
    <style:style style:name="T5" style:family="text">
      <style:text-properties style:font-name="Arial1" fo:font-size="10pt" style:font-size-asian="10pt" style:language-asian="pt" style:country-asian="BR" style:font-name-complex="Arial2" style:font-size-complex="10pt"/>
    </style:style>
    <style:style style:name="T6" style:family="text">
      <style:text-properties style:font-name="Arial1" fo:font-size="10pt" fo:language="en" fo:country="US" style:font-size-asian="10pt" style:font-name-complex="Arial2" style:font-size-complex="10pt"/>
    </style:style>
    <style:style style:name="T7" style:family="text">
      <style:text-properties style:font-name="Arial1" fo:font-size="10pt" fo:language="en" fo:country="US" style:font-size-asian="10pt" style:language-asian="pt" style:country-asian="BR" style:font-name-complex="Arial2" style:font-size-complex="10pt"/>
    </style:style>
    <style:style style:name="T8" style:family="text"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T9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10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11" style:family="text">
      <style:text-properties style:font-name="Arial1" fo:font-size="10pt" fo:font-weight="bold" style:font-size-asian="10pt" style:font-weight-asian="bold" style:font-name-complex="Arial2" style:font-size-complex="10pt" style:font-style-complex="italic"/>
    </style:style>
    <style:style style:name="T12" style:family="text">
      <style:text-properties style:font-name="Arial1" fo:font-size="10pt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T13" style:family="text"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T14" style:family="text"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style-complex="italic"/>
    </style:style>
    <style:style style:name="T15" style:family="text"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16" style:family="text">
      <style:text-properties style:font-name="Arial1" fo:font-size="10pt" fo:language="pt" fo:country="BR" fo:font-weight="bold" style:font-size-asian="10pt" style:language-asian="pt" style:country-asian="BR" style:font-weight-asian="bold" style:font-name-complex="Arial2" style:font-size-complex="10pt"/>
    </style:style>
    <style:style style:name="T17" style:family="text"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T18" style:family="text">
      <style:text-properties style:font-name="Arial1" fo:font-size="10pt" fo:language="pt" fo:country="BR" style:font-size-asian="10pt" style:font-name-complex="Arial2" style:font-size-complex="10pt" style:font-weight-complex="bold"/>
    </style:style>
    <style:style style:name="T19" style:family="text">
      <style:text-properties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2" style:font-size-complex="10pt" style:font-weight-complex="normal"/>
    </style:style>
    <style:style style:name="T20" style:family="text">
      <style:text-properties style:font-name="Arial1" fo:font-size="10pt" fo:background-color="#ffff00" style:font-size-asian="10pt" style:language-asian="pt" style:country-asian="BR" style:font-name-complex="Arial2" style:font-size-complex="10pt"/>
    </style:style>
    <style:style style:name="T21" style:family="text">
      <style:text-properties style:font-name="Arial1" fo:font-size="10pt" fo:background-color="transparent" style:font-size-asian="10pt" style:language-asian="pt" style:country-asian="BR" style:font-name-complex="Arial2" style:font-size-complex="10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fo:language="en" fo:country="US" style:text-underline-style="none" style:font-size-asian="10pt" style:font-size-complex="10pt"/>
    </style:style>
    <style:style style:name="T24" style:family="text">
      <style:text-properties style:text-position="super 58%" style:font-name="Arial1" fo:font-size="10pt" style:text-underline-style="solid" style:text-underline-width="auto" style:text-underline-color="font-color" style:font-size-asian="10pt" style:font-name-complex="Arial2" style:font-size-complex="10pt"/>
    </style:style>
    <style:style style:name="T25" style:family="text">
      <style:text-properties style:text-position="super 58%" style:font-name="Arial1" fo:font-size="10pt" style:text-underline-style="solid" style:text-underline-width="auto" style:text-underline-color="font-color" fo:font-weight="bold" fo:background-color="transparent" style:font-size-asian="10pt" style:font-weight-asian="bold" style:font-name-complex="Arial2" style:font-size-complex="10pt"/>
    </style:style>
    <style:style style:name="T26" style:family="text">
      <style:text-properties fo:color="#000000" style:font-name="Arial1" fo:font-size="10pt" style:font-size-asian="10pt" style:language-asian="pt" style:country-asian="BR" style:font-name-complex="Arial2" style:font-size-complex="10pt"/>
    </style:style>
    <style:style style:name="T27" style:family="text">
      <style:text-properties fo:color="#000000" style:font-name="Arial1" fo:font-size="10pt" style:font-size-asian="10pt" style:font-name-complex="Arial2" style:font-size-complex="10pt" style:font-weight-complex="bold"/>
    </style:style>
    <style:style style:name="T28" style:family="text">
      <style:text-properties fo:color="#000000" style:font-name="Arial1" fo:font-size="10pt" fo:font-weight="bold" style:font-size-asian="10pt" style:language-asian="pt" style:country-asian="BR" style:font-weight-asian="bold" style:font-name-complex="Arial2" style:font-size-complex="10pt"/>
    </style:style>
    <style:style style:name="T29" style:family="text">
      <style:text-properties fo:color="#000000" style:font-name="Arial1" fo:font-size="10pt" fo:language="en" fo:country="US" style:font-size-asian="10pt" style:font-name-complex="Arial2" style:font-size-complex="10pt"/>
    </style:style>
    <style:style style:name="T30" style:family="text">
      <style:text-properties fo:color="#000000" style:font-name="Arial1" fo:font-size="10pt" fo:language="en" fo:country="US" fo:font-weight="bold" style:font-size-asian="10pt" style:language-asian="pt" style:country-asian="BR" style:font-weight-asian="bold" style:font-name-complex="Arial2" style:font-size-complex="10pt"/>
    </style:style>
    <style:style style:name="T31" style:family="text">
      <style:text-properties fo:color="#000000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T32" style:family="text">
      <style:text-properties fo:color="#000000" style:font-name="Arial1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33" style:family="text">
      <style:text-properties fo:color="#000000" style:font-name="Arial1" fo:font-size="10pt" fo:language="pt" fo:country="BR" fo:font-style="normal" style:text-underline-style="none" fo:font-weight="normal" fo:background-color="#ffff00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34" style:family="text">
      <style:text-properties fo:color="#000000" style:font-name="Arial1" fo:font-size="10pt" fo:language="pt" fo:country="BR" fo:font-style="normal" style:text-underline-style="none" fo:font-weight="normal" fo:background-color="transparent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35" style:family="text">
      <style:text-properties fo:color="#000000" style:font-name="Arial1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T36" style:family="text">
      <style:text-properties fo:color="#000000" style:font-name="Arial1" fo:font-size="10pt" fo:language="pt" fo:country="BR" fo:font-style="italic" style:text-underline-style="none" fo:font-weight="normal" fo:background-color="#94bd5e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T37" style:family="text">
      <style:text-properties fo:color="#000000" style:font-name="Arial1" fo:font-size="10pt" fo:language="es" fo:country="PY" fo:font-style="italic" fo:font-weight="normal" fo:background-color="#94bd5e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38" style:family="text">
      <style:text-properties fo:color="#000000" style:font-name="Arial1" fo:font-size="10pt" fo:language="es" fo:country="PY" fo:font-style="italic" fo:font-weight="normal" fo:background-color="#94bd5e" style:font-size-asian="10pt" style:language-asian="pt" style:country-asian="BR" style:font-style-asian="italic" style:font-weight-asian="normal" style:font-name-complex="Arial2" style:font-size-complex="10pt" style:font-style-complex="italic" style:font-weight-complex="normal"/>
    </style:style>
    <style:style style:name="T39" style:family="text">
      <style:text-properties fo:color="#000000"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T40" style:family="text">
      <style:text-properties fo:color="#000000" style:font-name="Arial1" fo:font-size="10pt" fo:language="pt" fo:country="PT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41" style:family="text">
      <style:text-properties fo:color="#000000" style:font-name="Arial1" fo:font-size="10pt" fo:language="pt" fo:country="PT" fo:font-weight="normal" fo:background-color="transparent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42" style:family="text"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T43" style:family="text">
      <style:text-properties fo:color="#000000" fo:language="pt" fo:country="BR" fo:font-style="italic" style:text-underline-style="none" fo:font-weight="normal" style:font-name-asian="Times New Roman1" style:language-asian="pt" style:country-asian="BR" style:font-style-asian="italic" style:font-weight-asian="normal" style:font-style-complex="italic" style:font-weight-complex="bold"/>
    </style:style>
    <style:style style:name="T44" style:family="text">
      <style:text-properties fo:color="#000000" style:font-name="Arial" fo:language="es" fo:country="PY" fo:font-style="italic" fo:background-color="#33cc66" style:font-style-asian="italic" style:font-name-complex="Arial" style:font-style-complex="italic"/>
    </style:style>
    <style:style style:name="T45" style:family="text">
      <style:text-properties fo:color="#000000" fo:font-weight="bold" style:font-weight-asian="bold" style:font-weight-complex="bold"/>
    </style:style>
    <style:style style:name="T46" style:family="text">
      <style:text-properties fo:color="#000000" fo:language="es" fo:country="PY" fo:font-style="italic" fo:font-weight="normal" fo:background-color="#94bd5e" style:font-style-asian="italic" style:font-weight-asian="normal" style:font-style-complex="italic" style:font-weight-complex="normal"/>
    </style:style>
    <style:style style:name="T47" style:family="text">
      <style:text-properties fo:text-transform="uppercase" style:font-name="Arial1" fo:font-size="10pt" fo:language="en" fo:country="US" fo:font-style="normal" style:font-size-asian="10pt" style:font-style-asian="normal" style:font-name-complex="Arial2" style:font-size-complex="10pt"/>
    </style:style>
    <style:style style:name="T48" style:family="text">
      <style:text-properties fo:text-transform="uppercase" fo:color="#000000" style:font-name="Arial1" fo:font-size="10pt" fo:language="pt" fo:country="PT" fo:font-style="normal" fo:font-weight="bold" fo:background-color="transparent" style:font-size-asian="10pt" style:font-style-asian="normal" style:font-weight-asian="bold" style:font-name-complex="Arial2" style:font-size-complex="10pt" style:font-style-complex="italic" style:font-weight-complex="bold"/>
    </style:style>
    <style:style style:name="T49" style:family="text">
      <style:text-properties fo:text-transform="uppercase" fo:color="#000000" style:font-name="Arial1" fo:font-size="10pt" fo:language="pt" fo:country="BR" fo:font-weight="normal" style:font-size-asian="10pt" style:font-weight-asian="normal" style:font-name-complex="Arial2" style:font-size-complex="10pt" style:font-weight-complex="bold"/>
    </style:style>
    <style:style style:name="T50" style:family="text">
      <style:text-properties style:text-position="sub 58%" style:font-name="Arial1" fo:font-size="10pt" style:font-size-asian="10pt" style:language-asian="pt" style:country-asian="BR" style:font-name-complex="Arial2" style:font-size-complex="10pt"/>
    </style:style>
    <style:style style:name="T51" style:family="text">
      <style:text-properties fo:language="pt" fo:country="PT" fo:background-color="transparent" style:font-size-complex="8pt" style:font-style-complex="italic" style:font-weight-complex="bold"/>
    </style:style>
    <style:style style:name="T52" style:family="text">
      <style:text-properties fo:language="pt" fo:country="BR" fo:font-style="italic" style:text-underline-style="none" fo:font-weight="normal" style:font-name-asian="Times New Roman1" style:font-style-asian="italic" style:font-weight-asian="normal" style:font-style-complex="italic" style:font-weight-complex="bold"/>
    </style:style>
    <style:style style:name="T53" style:family="text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54" style:family="text">
      <style:text-properties style:font-name="Arial" fo:font-size="10pt" fo:language="en" fo:country="US" style:font-size-asian="10pt" style:font-name-complex="Arial" style:font-size-complex="10pt"/>
    </style:style>
    <style:style style:name="T55" style:family="text"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56" style:family="text">
      <style:text-properties style:text-position="0% 100%"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weight-complex="bold"/>
    </style:style>
    <style:style style:name="T57" style:family="text">
      <style:text-properties style:text-position="0% 100%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8" style:family="text"/>
    <style:style style:name="fr1" style:family="graphic" style:parent-style-name="Frame">
      <style:graphic-properties style:run-through="foreground" style:wrap="none" style:vertical-pos="from-top" style:vertical-rel="paragraph-content" style:horizontal-pos="from-left" style:horizontal-rel="paragraph-content" fo:padding="0.0591in" fo:border="0.06pt solid #000000"/>
    </style:style>
    <style:style style:name="fr2" style:family="graphic" style:parent-style-name="Frame">
      <style:graphic-properties style:run-through="foreground" style:vertical-pos="from-top" style:vertical-rel="paragraph-content" style:horizontal-pos="from-left" style:horizontal-rel="paragraph-content" fo:padding="0.0591in" fo:border="0.06pt solid #000000"/>
    </style:style>
    <style:style style:name="fr3" style:family="graphic" style:parent-style-name="OLE">
      <style:graphic-properties style:vertical-pos="top" style:vertical-rel="baseline" draw:ole-draw-aspect="1" draw:visible-area-width="1.9701in" draw:visible-area-height="1.9701in"/>
    </style:style>
    <style:style style:name="gr1" style:family="graphic">
      <style:graphic-properties draw:stroke="solid" svg:stroke-width="0.0244in" svg:stroke-color="#000000" draw:stroke-linejoin="round" draw:fill="none" draw:textarea-horizontal-align="center" draw:textarea-vertical-align="middle" fo:padding-top="0.0118in" fo:padding-bottom="0.0118in" fo:padding-left="0.0118in" fo:padding-right="0.0118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0071in" svg:stroke-color="#000000" draw:stroke-linejoin="round" draw:fill="none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8"><draw:ellipse text:anchor-type="paragraph" draw:z-index="0" draw:style-name="gr1" draw:text-style-name="P151" svg:width="0.7657in" svg:height="0.6606in" svg:x="2.9638in" svg:y="0.1626in"><text:p/></draw:ellipse><draw:rect text:anchor-type="paragraph" draw:z-index="5" draw:style-name="gr2" draw:text-style-name="P151" svg:width="7.2878in" svg:height="0.7177in" svg:x="0in" svg:y="0.1283in"><text:p/></draw:rect>MODELO DE BULA</text:p>
      <text:h text:style-name="P87" text:outline-level="1"/>
      <text:p text:style-name="P3"><text:placeholder text:placeholder-type="text">&lt;o.formulated_product_id.name&gt;</text:placeholder></text:p>
      <text:p text:style-name="P29"/>
      <text:p text:style-name="P7"><text:span text:style-name="Fuente_20_de_20_párrafo_20_predeter."><text:span text:style-name="T44"><text:placeholder text:placeholder-type="text">&lt;for each="process in processes(o, 'MAPA')"&gt;</text:placeholder></text:span></text:span></text:p>
      <text:p text:style-name="P56"><text:span text:style-name="T13">Registrado no Ministério da Agricultura, Pecuária e Abastecimento – MAPA sob n</text:span><text:span text:style-name="T25">o</text:span><text:span text:style-name="T13"> ...</text:span><text:span text:style-name="T15"><text:placeholder text:placeholder-type="text">&lt;process.petitioning_number&gt;</text:placeholder></text:span></text:p>
      <text:p text:style-name="P84"><text:span text:style-name="Fuente_20_de_20_párrafo_20_predeter."><text:span text:style-name="T37"><text:placeholder text:placeholder-type="text">&lt;/for&gt;</text:placeholder></text:span></text:span></text:p>
      <text:p text:style-name="P92"><text:span text:style-name="Fuente_20_de_20_párrafo_20_predeter."><text:span text:style-name="T43"/></text:span></text:p>
      <text:p text:style-name="P92"><text:span text:style-name="Fuente_20_de_20_párrafo_20_predeter."><text:span text:style-name="T43"><text:placeholder text:placeholder-type="text">&lt;for each="ing in cqqs(o,'chemical')"&gt;</text:placeholder></text:span></text:span></text:p>
      <text:p text:style-name="P92"><text:span text:style-name="Fuente_20_de_20_párrafo_20_predeter."><text:span text:style-name="T43"/></text:span></text:p>
      <text:p text:style-name="P45"><text:span text:style-name="T8">COMPOSIÇÃO: </text:span><text:span text:style-name="Fuente_20_de_20_párrafo_20_predeter."><text:span text:style-name="T32"><text:placeholder text:placeholder-type="text">&lt;ing.ingredient_id.scientific_name&gt;</text:placeholder></text:span></text:span><text:span text:style-name="Fuente_20_de_20_párrafo_20_predeter."><text:span text:style-name="T32"> </text:span></text:span><text:span text:style-name="Fuente_20_de_20_párrafo_20_predeter."><text:span text:style-name="T32"><text:placeholder text:placeholder-type="text">&lt;ing.ingredient_id.name&gt;</text:placeholder></text:span></text:span><text:bookmark-start text:name="bkmIaNomeQuim1"/><text:bookmark text:name="bkmIaNome1"/><text:span text:style-name="T7"> </text:span><text:span text:style-name="Fuente_20_de_20_párrafo_20_predeter."><text:span text:style-name="T32"><text:placeholder text:placeholder-type="text">&lt;ing.declared_concentration&gt;</text:placeholder></text:span></text:span><text:span text:style-name="Fuente_20_de_20_párrafo_20_predeter."><text:span text:style-name="T32"> </text:span></text:span><text:span text:style-name="Fuente_20_de_20_párrafo_20_predeter."><text:span text:style-name="T32"><text:placeholder text:placeholder-type="text">&lt;ing.uom_id.name&gt;</text:placeholder></text:span></text:span><text:span text:style-name="Fuente_20_de_20_párrafo_20_predeter."><text:span text:style-name="T32">.</text:span></text:span></text:p>
      <text:p text:style-name="P46"><text:span text:style-name="Fuente_20_de_20_párrafo_20_predeter."><text:span text:style-name="T38"><text:placeholder text:placeholder-type="text">&lt;/for&gt;</text:placeholder></text:span></text:span></text:p>
      <text:p text:style-name="P46"><text:span text:style-name="Fuente_20_de_20_párrafo_20_predeter."><text:span text:style-name="T38"/></text:span></text:p>
      <text:p text:style-name="P150"><text:span text:style-name="Fuente_20_de_20_párrafo_20_predeter."><text:span text:style-name="T36"><text:placeholder text:placeholder-type="text">&lt;for each="ing in cqqs(o,'others')"&gt;</text:placeholder></text:span></text:span></text:p>
      <text:p text:style-name="P46"><text:bookmark-end text:name="bkmIaNomeQuim1"/><text:bookmark text:name="bkmConcentracoes"/><text:span text:style-name="T5">Outros ingredientes …............................................................................</text:span><text:span text:style-name="T21">............</text:span><text:span text:style-name="Fuente_20_de_20_párrafo_20_predeter."><text:span text:style-name="T34"><text:placeholder text:placeholder-type="text">&lt;ing.ingredient_id.name&gt;</text:placeholder></text:span></text:span></text:p>
      <text:p text:style-name="P46"><text:span text:style-name="Fuente_20_de_20_párrafo_20_predeter."><text:span text:style-name="T38"><text:placeholder text:placeholder-type="text">&lt;/for&gt;</text:placeholder></text:span></text:span></text:p>
      <text:p text:style-name="P48"/>
      <text:p text:style-name="P45"><text:span text:style-name="T28">CONTEÚDO:</text:span><text:span text:style-name="T26"> VIDE RÓTULO </text:span></text:p>
      <text:p text:style-name="P50"/>
      <text:p text:style-name="P99"><text:span text:style-name="Fuente_20_de_20_párrafo_20_predeter."><text:span text:style-name="T52"><text:placeholder text:placeholder-type="text">&lt;for each="ing in cqqs(o,'chemical')"&gt;</text:placeholder></text:span></text:span></text:p>
      <text:p text:style-name="P58"><text:span text:style-name="T30">CLASSE: </text:span><text:span text:style-name="Fuente_20_de_20_párrafo_20_predeter."><text:span text:style-name="T35"><text:placeholder text:placeholder-type="text">&lt;for each="action in ing.ingredient_id.mode_of_action_ids"&gt;</text:placeholder></text:span></text:span><text:span text:style-name="Fuente_20_de_20_párrafo_20_predeter."><text:span text:style-name="T35"> </text:span></text:span><text:span text:style-name="Fuente_20_de_20_párrafo_20_predeter."><text:span text:style-name="T35"><text:placeholder text:placeholder-type="text">&lt;action.name&gt;</text:placeholder></text:span></text:span><text:span text:style-name="Fuente_20_de_20_párrafo_20_predeter."><text:span text:style-name="T35"> </text:span></text:span><text:span text:style-name="Fuente_20_de_20_párrafo_20_predeter."><text:span text:style-name="T35"><text:placeholder text:placeholder-type="text">&lt;/for&gt;</text:placeholder></text:span></text:span><text:span text:style-name="T29"> do grupo </text:span><text:bookmark-start text:name="bmkProdGrup"/><text:span text:style-name="Fuente_20_de_20_párrafo_20_predeter."><text:span text:style-name="T35"><text:placeholder text:placeholder-type="text">&lt;for each="ing in cqqs(o,'chemical')"&gt;</text:placeholder></text:span></text:span><text:bookmark-end text:name="bmkProdGrup"/><text:span text:style-name="Fuente_20_de_20_párrafo_20_predeter."><text:span text:style-name="T35"> </text:span></text:span><text:span text:style-name="Fuente_20_de_20_párrafo_20_predeter."><text:span text:style-name="T32"><text:placeholder text:placeholder-type="text">&lt;ing.ingredient_id.ingredient_group_id.name&gt;</text:placeholder></text:span></text:span><text:span text:style-name="Fuente_20_de_20_párrafo_20_predeter."><text:span text:style-name="T32"> - </text:span></text:span><text:span text:style-name="Fuente_20_de_20_párrafo_20_predeter."><text:span text:style-name="T32"><text:placeholder text:placeholder-type="text">&lt;/for&gt;</text:placeholder></text:span></text:span><text:span text:style-name="Fuente_20_de_20_párrafo_20_predeter."><text:span text:style-name="T32"> (</text:span></text:span><text:span text:style-name="Fuente_20_de_20_párrafo_20_predeter."><text:span text:style-name="T32"><text:placeholder text:placeholder-type="text">&lt;ing.ingredient_id.name&gt;</text:placeholder></text:span></text:span><text:span text:style-name="Fuente_20_de_20_párrafo_20_predeter."><text:span text:style-name="T32">)</text:span></text:span></text:p>
      <text:p text:style-name="P51"/>
      <text:p text:style-name="Standard"><text:span text:style-name="T28">TIPO DE FORMULAÇÃO: </text:span><text:span text:style-name="Fuente_20_de_20_párrafo_20_predeter."><text:span text:style-name="T41"><text:placeholder text:placeholder-type="text">&lt;o.formulation_type_id.name&gt;</text:placeholder></text:span></text:span></text:p>
      <text:p text:style-name="P16"><text:span text:style-name="Fuente_20_de_20_párrafo_20_predeter."><text:span text:style-name="T46"/></text:span></text:p>
      <text:p text:style-name="P16"><text:span text:style-name="Fuente_20_de_20_párrafo_20_predeter."><text:span text:style-name="T46"><text:placeholder text:placeholder-type="text">&lt;/for&gt;</text:placeholder></text:span></text:span></text:p>
      <text:p text:style-name="P14"/>
      <text:p text:style-name="P14"><text:placeholder text:placeholder-type="text">&lt;for each="partner in partners(o, 'importer')"&gt;</text:placeholder></text:p>
      <text:p text:style-name="P14"/>
      <text:p text:style-name="P30">TITULAR DO REGISTRO (*):</text:p>
      <text:p text:style-name="P17"><text:span text:style-name="Fuente_20_de_20_párrafo_20_predeter."><text:span text:style-name="T53"><text:placeholder text:placeholder-type="text">&lt;partner.name&gt;</text:placeholder></text:span></text:span></text:p>
      <text:p text:style-name="P17"><text:span text:style-name="Fuente_20_de_20_párrafo_20_predeter."><text:span text:style-name="T53"><text:placeholder text:placeholder-type="text">&lt;partner.street&gt;</text:placeholder></text:span></text:span></text:p>
      <text:p text:style-name="P45"><text:span text:style-name="Fuente_20_de_20_párrafo_20_predeter."><text:span text:style-name="T53"><text:placeholder text:placeholder-type="text">&lt;partner.state_id.name&gt;</text:placeholder></text:span></text:span><text:span text:style-name="Fuente_20_de_20_párrafo_20_predeter."><text:span text:style-name="T53"> </text:span></text:span><text:span text:style-name="T6">– CEP </text:span><text:span text:style-name="Fuente_20_de_20_párrafo_20_predeter."><text:span text:style-name="T53"><text:placeholder text:placeholder-type="text">&lt;partner.zip&gt;</text:placeholder></text:span></text:span></text:p>
      <text:p text:style-name="P45"><text:span text:style-name="T6">Tel. <text:s/></text:span><text:span text:style-name="Fuente_20_de_20_párrafo_20_predeter."><text:span text:style-name="T53"><text:placeholder text:placeholder-type="text">&lt;partner.phone&gt;</text:placeholder></text:span></text:span><text:span text:style-name="Fuente_20_de_20_párrafo_20_predeter."><text:span text:style-name="T53"> </text:span></text:span><text:span text:style-name="T6">– Fax: </text:span><text:span text:style-name="Fuente_20_de_20_párrafo_20_predeter."><text:span text:style-name="T53"><text:placeholder text:placeholder-type="text">&lt;partner.fax&gt;</text:placeholder></text:span></text:span></text:p>
      <text:p text:style-name="P45"><text:span text:style-name="T6">CNPJ: </text:span><text:span text:style-name="Fuente_20_de_20_párrafo_20_predeter."><text:span text:style-name="T53"><text:placeholder text:placeholder-type="text">&lt;partner.vat&gt;</text:placeholder></text:span></text:span><text:span text:style-name="Fuente_20_de_20_párrafo_20_predeter."><text:span text:style-name="T53"> </text:span></text:span><text:span text:style-name="T6">– Inscrição Estadual: </text:span><text:span text:style-name="Fuente_20_de_20_párrafo_20_predeter."><text:span text:style-name="T53"><text:placeholder text:placeholder-type="text">&lt;partner.gov_registration_code&gt;</text:placeholder></text:span></text:span></text:p>
      <text:p text:style-name="P45"><text:span text:style-name="T2">Registro Estadual n</text:span><text:span text:style-name="T24">o</text:span><text:span text:style-name="T56"> </text:span><text:span text:style-name="Fuente_20_de_20_párrafo_20_predeter."><text:span text:style-name="T57"><text:placeholder text:placeholder-type="text">&lt;partner.env_registration_code&gt;</text:placeholder></text:span></text:span></text:p>
      <text:p text:style-name="P33"><text:placeholder text:placeholder-type="text">&lt;/for&gt;</text:placeholder></text:p>
      <text:p text:style-name="P33"><text:s/>(*) IMPORTADOR DO PRODUTO FORMULADO</text:p>
      <text:p text:style-name="P44"/>
      <text:p text:style-name="P33"/>
      <text:p text:style-name="P33">FABRICANTES DO PRODUTO TÉCNICO:</text:p>
      <text:p text:style-name="P2"><text:span text:style-name="Fuente_20_de_20_párrafo_20_predeter."><text:span text:style-name="T22"/></text:span></text:p>
      <text:p text:style-name="P2"><text:span text:style-name="Fuente_20_de_20_párrafo_20_predeter."><text:span text:style-name="T22"><text:placeholder text:placeholder-type="text">&lt;o.formulated_product_id.name&gt;</text:placeholder></text:span></text:span></text:p>
      <text:p text:style-name="P14"/>
      <table:table table:name="Table5" table:style-name="Table5">
        <table:table-column table:style-name="Table5.A"/>
        <table:table-row>
          <table:table-cell table:style-name="Table5.A1" office:value-type="string">
            <text:p text:style-name="P15"><text:span text:style-name="Fuente_20_de_20_párrafo_20_predeter."><text:span text:style-name="T23"><text:placeholder text:placeholder-type="text">&lt;for each="partner in partners(o, 'manufacturer')"&gt;</text:placeholder></text:span></text:span></text:p>
          </table:table-cell>
        </table:table-row>
        <table:table-row>
          <table:table-cell table:style-name="Table5.A2" office:value-type="string">
            <text:p text:style-name="P17"><text:span text:style-name="Fuente_20_de_20_párrafo_20_predeter."><text:span text:style-name="T55"><text:placeholder text:placeholder-type="text">&lt;partner.name&gt;</text:placeholder></text:span></text:span><text:soft-page-break/></text:p>
            <text:p text:style-name="P137"><text:span text:style-name="Fuente_20_de_20_párrafo_20_predeter."><text:span text:style-name="T53"><text:placeholder text:placeholder-type="text">&lt;partner.street&gt;</text:placeholder></text:span></text:span></text:p>
            <text:p text:style-name="P93"><text:span text:style-name="Fuente_20_de_20_párrafo_20_predeter."><text:span text:style-name="T53"><text:placeholder text:placeholder-type="text">&lt;partner.city&gt;</text:placeholder></text:span></text:span><text:span text:style-name="Fuente_20_de_20_párrafo_20_predeter."><text:span text:style-name="T53"> </text:span></text:span><text:span text:style-name="Fuente_20_de_20_párrafo_20_predeter."><text:span text:style-name="T54">- </text:span></text:span><text:span text:style-name="Fuente_20_de_20_párrafo_20_predeter."><text:span text:style-name="T53"><text:placeholder text:placeholder-type="text">&lt;partner.country_id.name&gt;</text:placeholder></text:span></text:span></text:p>
          </table:table-cell>
        </table:table-row>
        <table:table-row>
          <table:table-cell table:style-name="Table5.A2" office:value-type="string">
            <text:p text:style-name="P98"><text:placeholder text:placeholder-type="text">&lt;/for&gt;</text:placeholder></text:p>
          </table:table-cell>
        </table:table-row>
      </table:table>
      <text:p text:style-name="P23"><text:bookmark-start text:name="bkmPTFab"/></text:p>
      <text:p text:style-name="P47"/>
      <text:p text:style-name="P30"><text:bookmark-end text:name="bkmPTFab"/></text:p>
      <text:p text:style-name="P30">FORMULADORES / MANIPULADORES:</text:p>
      <text:p text:style-name="P30"/>
      <text:p text:style-name="P2"><text:span text:style-name="Fuente_20_de_20_párrafo_20_predeter."><text:span text:style-name="T22"><text:placeholder text:placeholder-type="text">&lt;o.formulated_product_id.name&gt;</text:placeholder></text:span></text:span></text:p>
      <text:p text:style-name="P14"/>
      <table:table table:name="Table1" table:style-name="Table1">
        <table:table-column table:style-name="Table1.A"/>
        <table:table-row>
          <table:table-cell table:style-name="Table1.A1" office:value-type="string">
            <text:p text:style-name="P15"><text:span text:style-name="Fuente_20_de_20_párrafo_20_predeter."><text:placeholder text:placeholder-type="text">&lt;for each="partner in partners(o, 'manufacturer')"&gt;</text:placeholder></text:span></text:p>
          </table:table-cell>
        </table:table-row>
        <table:table-row>
          <table:table-cell table:style-name="Table1.A2" office:value-type="string">
            <text:p text:style-name="P17"><text:span text:style-name="Fuente_20_de_20_párrafo_20_predeter."><text:span text:style-name="T55"><text:placeholder text:placeholder-type="text">&lt;partner.name&gt;</text:placeholder></text:span></text:span></text:p>
            <text:p text:style-name="P137"><text:span text:style-name="Fuente_20_de_20_párrafo_20_predeter."><text:span text:style-name="T53"><text:placeholder text:placeholder-type="text">&lt;partner.street&gt;</text:placeholder></text:span></text:span></text:p>
            <text:p text:style-name="P93"><text:span text:style-name="Fuente_20_de_20_párrafo_20_predeter."><text:span text:style-name="T53"><text:placeholder text:placeholder-type="text">&lt;partner.city&gt;</text:placeholder></text:span></text:span><text:span text:style-name="Fuente_20_de_20_párrafo_20_predeter."><text:span text:style-name="T53"> </text:span></text:span><text:span text:style-name="Fuente_20_de_20_párrafo_20_predeter."><text:span text:style-name="T54">- </text:span></text:span><text:span text:style-name="Fuente_20_de_20_párrafo_20_predeter."><text:span text:style-name="T53"><text:placeholder text:placeholder-type="text">&lt;partner.country_id.name&gt;</text:placeholder></text:span></text:span></text:p>
          </table:table-cell>
        </table:table-row>
        <table:table-row>
          <table:table-cell table:style-name="Table1.A2" office:value-type="string">
            <text:p text:style-name="P98"><text:placeholder text:placeholder-type="text">&lt;/for&gt;</text:placeholder></text:p>
          </table:table-cell>
        </table:table-row>
      </table:table>
      <text:p text:style-name="P30"/>
      <text:p text:style-name="P30"><text:bookmark-start text:name="bkmFormuladores"/></text:p>
      <text:p text:style-name="P30"/>
      <text:p text:style-name="P30"><text:bookmark-end text:name="bkmFormuladores"/></text:p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45"><text:span text:style-name="T2">N</text:span><text:span text:style-name="T24">o</text:span><text:span text:style-name="T2"> do lote ou partida:</text:span></text:p>
          </table:table-cell>
          <table:table-cell table:style-name="Table3.B1" table:number-rows-spanned="3" office:value-type="string">
            <text:p text:style-name="P25">VIDE EMBALAGEM</text:p>
          </table:table-cell>
        </table:table-row>
        <table:table-row table:style-name="Table3.1">
          <table:table-cell table:style-name="Table3.A1" office:value-type="string">
            <text:p text:style-name="P22">Data de fabricação: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22">Data de vencimento:</text:p>
          </table:table-cell>
          <table:covered-table-cell/>
        </table:table-row>
      </table:table>
      <text:p text:style-name="P22"/>
      <text:p text:style-name="P22"/>
      <text:p text:style-name="P34">ANTES DE USAR O PRODUTO LEIA O RÓTULO, A BULA E A RECEITA E CONSERVE-OS EM SEU PODER.</text:p>
      <text:p text:style-name="P34">É OBRIGATÓRIO O USO DE EQUIPAMENTOS DE PROTEÇÃO INDVIDUAL. PROTEJA-SE</text:p>
      <text:p text:style-name="P33"/>
      <text:p text:style-name="P34">É OBRIGATÓRIA A DEVOLUÇÃO DA EMBALAGEM VAZIA.</text:p>
      <text:p text:style-name="P34"/>
      <text:p text:style-name="P59">Indústria Brasileira</text:p>
      <text:p text:style-name="P59"/>
      <text:p text:style-name="P36">CLASSIFICAÇÃO TOXICOLÓGICA: A SER DEFINIDA PELA ANVISA</text:p>
      <text:p text:style-name="P36">CLASSIFICAÇÃO DO POTENCIAL DE PERICULOSIDADE AMBIENTAL: A SER DEFINIDA PELO IBAMA</text:p>
      <text:p text:style-name="P45"><draw:frame draw:style-name="fr1" draw:name="Frame1" text:anchor-type="paragraph" svg:x="2.9181in" svg:y="0.448in" svg:width="0.8752in" svg:height="0.3752in" draw:z-index="1"><draw:text-box><text:p text:style-name="P85">  <text:s/>CUIDADO </text:p><text:p text:style-name="P85"><text:s text:c="4"/>VENENO</text:p></draw:text-box></draw:frame><draw:frame draw:style-name="fr2" draw:name="1" text:anchor-type="paragraph" svg:x="6.4146in" svg:y="0.1283in" svg:width="0.8382in" svg:height="0.8634in" draw:z-index="2"><draw:text-box><text:p text:style-name="P20">PICTOGRAMAS CONFORME APROVADO PELO ÓRGÃO RESPONSÁVEL PELO MEIO AMBIENTE – IBAMA / MMA</text:p></draw:text-box></draw:frame><draw:frame draw:style-name="fr1" draw:name="2" text:anchor-type="paragraph" svg:x="3.9063in" svg:y="0.2272in" svg:width="2.1839in" svg:height="0.4965in" draw:z-index="3"><draw:text-box><text:p text:style-name="P86">Pictogramas conforme aprovado pelo órgão responsável pela saúde humana – ANVISA / MS</text:p><text:p text:style-name="Frame_20_contents"/></draw:text-box></draw:frame><draw:frame draw:style-name="fr1" draw:name="3" text:anchor-type="paragraph" svg:x="0.322in" svg:y="0.2429in" svg:width="2.4335in" svg:height="0.4807in" draw:z-index="4"><draw:text-box><text:p text:style-name="P86">Pictogramas conforme aprovado pelo órgão responsável pela saúde humana – ANVISA / MS</text:p></draw:text-box></draw:frame><draw:frame draw:style-name="fr3" draw:name="4" text:anchor-type="as-char" svg:width="0.6311in" svg:height="0.6602in" draw:z-index="6"><draw:object-ole xlink:href="./Obj100" xlink:type="simple" xlink:show="embed" xlink:actuate="onLoad"/><draw:image xlink:href="./ObjectReplacements/Obj100" xlink:type="simple" xlink:show="embed" xlink:actuate="onLoad"/></draw:frame></text:p>
      <text:p text:style-name="P39"/>
      <text:p text:style-name="P39"/>
      <text:p text:style-name="P39"/>
      <text:p text:style-name="P39"/>
      <text:p text:style-name="P39">MINISTÉRIO DA AGRICULTURA, PECUÁRIA E ABASTECIMENTO – MAPA <text:s text:c="63"/></text:p>
      <text:p text:style-name="P123"/>
      <text:p text:style-name="P4"><text:soft-page-break/>INSTRUÇÕES DE USO:</text:p>
      <text:p text:style-name="P110"/>
      <text:p text:style-name="P6"><text:placeholder text:placeholder-type="text">&lt;for each="inf in informations(o, 'Purpose')"&gt;</text:placeholder></text:p>
      <text:p text:style-name="P8"><text:placeholder text:placeholder-type="text">&lt;inf&gt;</text:placeholder></text:p>
      <text:p text:style-name="P9"><text:placeholder text:placeholder-type="text">&lt;/for&gt;</text:placeholder></text:p>
      <text:p text:style-name="P11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rows-spanned="2" office:value-type="string">
            <text:p text:style-name="P31">Cultura</text:p>
          </table:table-cell>
          <table:table-cell table:style-name="Table4.A1" table:number-columns-spanned="2" office:value-type="string">
            <text:p text:style-name="P100">Praga</text:p>
          </table:table-cell>
          <table:covered-table-cell/>
          <table:table-cell table:style-name="Table4.A1" table:number-rows-spanned="2" office:value-type="string">
            <text:p text:style-name="P31">Dose</text:p>
          </table:table-cell>
        </table:table-row>
        <table:table-row table:style-name="Table4.2">
          <table:covered-table-cell/>
          <table:table-cell table:style-name="Table4.A1" office:value-type="string">
            <text:p text:style-name="P125">Nome Científico</text:p>
          </table:table-cell>
          <table:table-cell table:style-name="Table4.A1" office:value-type="string">
            <text:p text:style-name="P125">Nome Comum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29"><text:placeholder text:placeholder-type="text">&lt;for each="rec in o.use_recommendation_ids"&gt;</text:placeholder></text:p>
          </table:table-cell>
          <table:table-cell table:style-name="Table4.A1" office:value-type="string">
            <text:p text:style-name="P131"/>
          </table:table-cell>
          <table:table-cell table:style-name="Table4.A1" office:value-type="string">
            <text:p text:style-name="P126"/>
          </table:table-cell>
          <table:table-cell table:style-name="Table4.A1" office:value-type="string">
            <text:p text:style-name="P126"/>
          </table:table-cell>
        </table:table-row>
        <table:table-row table:style-name="Table4.1">
          <table:table-cell table:style-name="Table4.A1" office:value-type="string">
            <text:p text:style-name="P132"><text:placeholder text:placeholder-type="text">&lt;rec.crop_id.common_name&gt;</text:placeholder></text:p>
          </table:table-cell>
          <table:table-cell table:style-name="Table4.A1" office:value-type="string">
            <text:p text:style-name="P132"><text:placeholder text:placeholder-type="text">&lt;rec.crop_id.name&gt;</text:placeholder></text:p>
          </table:table-cell>
          <table:table-cell table:style-name="Table4.A1" office:value-type="string">
            <text:p text:style-name="P132"><text:placeholder text:placeholder-type="text">&lt;rec.crop_id.common_name&gt;</text:placeholder></text:p>
          </table:table-cell>
          <table:table-cell table:style-name="Table4.A1" office:value-type="string">
            <text:p text:style-name="P132"><text:placeholder text:placeholder-type="text">&lt;rec.commecial_product_rate&gt;</text:placeholder></text:p>
          </table:table-cell>
        </table:table-row>
        <table:table-row table:style-name="Table4.1">
          <table:table-cell table:style-name="Table4.A1" office:value-type="string">
            <text:p text:style-name="P132"><text:placeholder text:placeholder-type="text">&lt;/for&gt;</text:placeholder></text:p>
          </table:table-cell>
          <table:table-cell table:style-name="Table4.A1" office:value-type="string">
            <text:p text:style-name="P131"/>
          </table:table-cell>
          <table:table-cell table:style-name="Table4.A1" office:value-type="string">
            <text:p text:style-name="P126"/>
          </table:table-cell>
          <table:table-cell table:style-name="Table4.A1" office:value-type="string">
            <text:p text:style-name="P126"/>
          </table:table-cell>
        </table:table-row>
      </table:table>
      <text:p text:style-name="P111"/>
      <text:p text:style-name="P10"><text:placeholder text:placeholder-type="text">&lt;for each="inf in informations(o, 'Use instructions')"&gt;</text:placeholder></text:p>
      <text:p text:style-name="P8"><text:placeholder text:placeholder-type="text">&lt;inf&gt;</text:placeholder></text:p>
      <text:p text:style-name="P112"><text:placeholder text:placeholder-type="text">&lt;/for&gt;</text:placeholder></text:p>
      <text:p text:style-name="P108"/>
      <text:p text:style-name="P35">NÚMERO, ÉPOCA E INTERVALO DE APLICAÇÃO:</text:p>
      <text:p text:style-name="P11"/>
      <text:p text:style-name="P11"><text:placeholder text:placeholder-type="text">&lt;for each="inf in informations(o, 'Number, timing and interval between applications','approved')"&gt;</text:placeholder></text:p>
      <text:p text:style-name="P12"><text:placeholder text:placeholder-type="text">&lt;inf&gt;</text:placeholder></text:p>
      <text:p text:style-name="P13"><text:placeholder text:placeholder-type="text">&lt;/for&gt;</text:placeholder></text:p>
      <text:p text:style-name="P111"/>
      <text:p text:style-name="P108">MODO E EQUIPAMENTOS DE APLICAÇÃO:</text:p>
      <text:p text:style-name="P116"/>
      <text:p text:style-name="P10"><text:placeholder text:placeholder-type="text">&lt;for each="inf in informations(o, 'Application method')"&gt;</text:placeholder></text:p>
      <text:p text:style-name="P8"><text:placeholder text:placeholder-type="text">&lt;inf&gt;</text:placeholder></text:p>
      <text:p text:style-name="P118"><text:placeholder text:placeholder-type="text">&lt;/for&gt;</text:placeholder></text:p>
      <text:p text:style-name="P118"/>
      <text:p text:style-name="P122">CONDIÇÕES CLIMÁTICAS RECOMENDADAS:</text:p>
      <text:p text:style-name="P117"/>
      <text:p text:style-name="P10"><text:placeholder text:placeholder-type="text">&lt;for each="inf in informations(o, 'Climatic Conditions')"&gt;</text:placeholder></text:p>
      <text:p text:style-name="P8"><text:placeholder text:placeholder-type="text">&lt;inf&gt;</text:placeholder></text:p>
      <text:p text:style-name="P120"><text:placeholder text:placeholder-type="text">&lt;/for&gt;</text:placeholder></text:p>
      <text:p text:style-name="P120"/>
      <text:p text:style-name="P94">INTERVALO DE SEGURANÇA:</text:p>
      <text:p text:style-name="P94"/>
      <text:p text:style-name="P109"/>
      <text:p text:style-name="P130"><text:span text:style-name="T51"><text:placeholder text:placeholder-type="text">&lt;for each="rec in o.use_recommendation_ids"&gt;</text:placeholder></text:span><text:span text:style-name="T51"> </text:span></text:p>
      <text:p text:style-name="P121"><text:span text:style-name="T6"><text:placeholder text:placeholder-type="text">&lt;rec.crop_id.common_name&gt;</text:placeholder></text:span><text:span text:style-name="T6"> - </text:span><text:span text:style-name="T6"><text:placeholder text:placeholder-type="text">&lt;rec.crop_id.name&gt;</text:placeholder></text:span><text:span text:style-name="T6">…..............................................</text:span><text:span text:style-name="T6"><text:placeholder text:placeholder-type="text">&lt;rec.security_interval_in_days&gt;</text:placeholder></text:span></text:p>
      <text:p text:style-name="P113"/>
      <text:p text:style-name="P114"><text:span text:style-name="Fuente_20_de_20_párrafo_20_predeter."><text:span text:style-name="T45"><text:placeholder text:placeholder-type="text">&lt;/for&gt;</text:placeholder></text:span></text:span><text:bookmark-start text:name="bmkIntervaloSeguranca"/></text:p>
      <text:p text:style-name="P95"><text:bookmark-end text:name="bmkIntervaloSeguranca"/></text:p>
      <text:p text:style-name="P96">INTERVALO DE REENTRADA DE PESSOAS NAS CULTURAS E ÁREAS TRATADAS:</text:p>
      <text:p text:style-name="P97">(De acordo com as recomendações aprovadas pelo órgão responsável pela Saúde Humana – ANVISA/MS).</text:p>
      <text:p text:style-name="P97"/>
      <text:p text:style-name="P97"/>
      <text:p text:style-name="P96">LIMITAÇÕES DE USO:</text:p>
      <text:p text:style-name="P96"/>
      <text:p text:style-name="P136"><text:bookmark text:name="bkmUseLimit"/><text:span text:style-name="Fuente_20_de_20_párrafo_20_predeter."><text:span text:style-name="T15"><text:placeholder text:placeholder-type="text">&lt;for each="inf in informations(o, 'Technical report / Use limitation')"&gt;</text:placeholder></text:span></text:span></text:p>
      <text:p text:style-name="P8"><text:soft-page-break/><text:placeholder text:placeholder-type="text">&lt;inf&gt;</text:placeholder></text:p>
      <text:p text:style-name="P136"><text:span text:style-name="Fuente_20_de_20_párrafo_20_predeter."><text:span text:style-name="T31"><text:placeholder text:placeholder-type="text">&lt;/for&gt;</text:placeholder></text:span></text:span></text:p>
      <text:p text:style-name="P135"/>
      <text:p text:style-name="P35">INFORMAÇÕES SOBRE OS EQUIPAMENTOS DE PROTEÇÃO INDIVIDUAL A SEREM UTILIZADOS:</text:p>
      <text:p text:style-name="P35"/>
      <text:p text:style-name="P22">VIDE DADOS RELATIVOS À PROTEÇÃO DA SAÚDE HUMANA.</text:p>
      <text:p text:style-name="P22"/>
      <text:p text:style-name="P35">INFORMAÇÕES SOBRE OS EQUIPAMENTOS DE APLICAÇÃO A SEREM USADOS:</text:p>
      <text:p text:style-name="P35"/>
      <text:p text:style-name="P22">Vide Modo de Aplicação.</text:p>
      <text:p text:style-name="P22"/>
      <text:p text:style-name="P35">DESCRIÇÃO DOS PROCESSOS DE TRÍPLICE LAVAGEM DA EMBALAGEM OU TECNOLOGIA EQUIVALENTE:</text:p>
      <text:p text:style-name="P35"/>
      <text:p text:style-name="P22">VIDE DADOS RELATIVOS À PROTEÇÃO DO MEIO AMBIENTE.</text:p>
      <text:p text:style-name="P22"/>
      <text:p text:style-name="P22"/>
      <text:p text:style-name="P35">INFORMAÇÕES SOBRE OS PROCEDIMENTOS PARA A DEVOLUÇÃO, DESTINAÇÃO, TRANSPORTE, RECICLAGEM, REUTILIZAÇÃO E INUTILIZAÇÃO DAS EMBALAGENS:</text:p>
      <text:p text:style-name="P35"/>
      <text:p text:style-name="P22">VIDE DADOS RELATIVOS À PROTEÇÃO DO MEIO AMBIENTE.</text:p>
      <text:p text:style-name="P22"/>
      <text:p text:style-name="P35">INFORMAÇÕES SOBRE OS PROCEDIMENTOS PARA A DEVOLUÇÃO E DESTINAÇÃO DE PRODUTOS IMPRÓPRIOS PARA UTILIZAÇÃO OU EM DESUSO:</text:p>
      <text:p text:style-name="P35"/>
      <text:p text:style-name="P22">VIDE DADOS RELATIVOS À PROTEÇÃO DO MEIO AMBIENTE.</text:p>
      <text:p text:style-name="P62"/>
      <text:p text:style-name="P67"><text:bookmark-start text:name="bkmFungicida"/>INFORMAÇÕES SOBRE MANEJO DE RESISTÊNCIA E MANEJO INTEGRADO DE PRAGAS</text:p>
      <text:p text:style-name="P66"/>
      <text:p text:style-name="P64">Qualquer agente de controle de pragas pode ficar menos efetivo ao longo do tempo se o alvo desenvolver algum mecanismo de resistência.</text:p>
      <text:p text:style-name="P64">Implementando as seguintes estratégias de manejo poderemos prolongar a vida útil do produto utilizado:</text:p>
      <text:p text:style-name="P64"/>
      <text:p text:style-name="P65">Qualquer <text:s/>produto para o controle das pragas, da mesma classe ou mecanismo de ação, não deve ser utilizado em aplicações consecutivas. Utilizar rotação de produtos com mecanismos de ação distintos;</text:p>
      <text:p text:style-name="P65">Utilizar os produtos somente na época, na dose e nos intervalos de aplicação recomendados no rótulo ou bula; </text:p>
      <text:p text:style-name="P65">Sempre consultar um engenheiro agrônomo para direcionamento sobre as recomendações locais para o Manejo de Resistência;</text:p>
      <text:p text:style-name="P65">Incluir outros métodos de controle (ex.: Resistência genética, controle cultural, biológico, etc.) dentro do programa de <text:s/>Manejo Integrado, quando disponível e apropriado.</text:p>
      <text:p text:style-name="P22"/>
      <text:p text:style-name="P63"><text:bookmark-end text:name="bkmFungicida"/><text:bookmark-start text:name="bkmInseticida"/>Informações sobre o manejo de resistência e MANEJO INTEGRADO DE doeNÇAS:</text:p>
      <text:p text:style-name="P64"/>
      <text:p text:style-name="P64">Qualquer agente de controle de doenças pode ficar menos efetivo ao longo do tempo se o alvo desenvolver algum mecanismo de resistência.</text:p>
      <text:p text:style-name="P64">Implementando as seguintes estratégias de manejo poderemos prolongar a vida útil do produto utilizado:</text:p>
      <text:p text:style-name="P65"/>
      <text:p text:style-name="P65">Qualquer produto para o controle das doenças, da mesma classe ou mecanismo de ação, não deve ser utilizado em aplicações consecutivas. Utilizar rotação de fungicidas com mecanismo de ação distintos;</text:p>
      <text:p text:style-name="P65">Utilizar os fungicidas somente na época, na dose e nos intervalos de aplicação recomendados no rótulo ou bula. No caso da recomendação do -------------- para o controle de doenças, aplicar o produto sempre de forma preventiva;</text:p>
      <text:p text:style-name="P65"><text:soft-page-break/>Sempre consultar um engenheiro agrônomo para direcionamento sobre as recomendações locais para o manejo de resistência;</text:p>
      <text:p text:style-name="P65">Incluir outros métodos de controle de doenças (ex.: Resistência genética, controle cultural, biológico, etc.) dentro do programa de Manejo Integrado de Doenças (MID), quando disponível e apropriados.</text:p>
      <text:p text:style-name="P55"/>
      <text:p text:style-name="P63"><text:bookmark-end text:name="bkmInseticida"/><text:bookmark-start text:name="Bookmark1"/>Informações sobre o manejo de resistência:</text:p>
      <text:p text:style-name="P63"/>
      <text:p text:style-name="P101">O uso continuado de herbicidas com o mesmo mecanismo de ação pode contribuir para o aumento de população de plantas daninhas a ele resistentes. </text:p>
      <text:p text:style-name="P101">Como prática de manejo de resistência de plantas daninhas, deverão ser aplicados herbicidas, com diferentes mecanismos de ação, devidamente registrados para a cultura.</text:p>
      <text:p text:style-name="P22">Não havendo produtos alternativos, recomenda-se a rotação de culturas que possibilite o uso de herbicidas com diferentes mecanismos de ação. Para maiores esclarecimentos, consulte um engenheiro agrônomo.</text:p>
      <text:p text:style-name="P22"/>
      <text:p text:style-name="P39"><text:bookmark-end text:name="Bookmark1"/>MINISTÉRIO DA SAUDE – AGÊNCIA NACIONAL DE VIGILÂNCIA SANITÁRIA</text:p>
      <text:p text:style-name="P22"><text:bookmark-start text:name="bkmSemAnvisa"/>DADOS RELATIVOS À PROTEÇÃO DA SAÚDE HUMANA:</text:p>
      <text:p text:style-name="P22">(De acordo com as recomendações aprovadas pelo órgão responsável pela Saude Humana – ANVISA/MS)</text:p>
      <text:p text:style-name="P22"><text:bookmark-end text:name="bkmSemAnvisa"/></text:p>
      <text:p text:style-name="P68"><text:bookmark-start text:name="Bookmark2"/>DADOS RELATIVOS À PROTEÇÃO DA SAÚDE HUMANA</text:p>
      <text:p text:style-name="P68"/>
      <text:p text:style-name="P107">ANTES DE USAR LEIA COM ATENÇÃO AS INSTRUÇÕES.</text:p>
      <text:p text:style-name="P107">PRODUTO PERIGOSO.</text:p>
      <text:p text:style-name="P107">USE OS EQUIPAMENTOS DE PROTEÇÃO INDIVIDUAL COMO INDICADO.</text:p>
      <text:p text:style-name="P70"/>
      <text:p text:style-name="P70"/>
      <text:p text:style-name="P69">PRECAUÇÕES GERAIS:</text:p>
      <text:p text:style-name="P69"/>
      <text:list xml:id="list1508020338" text:style-name="WWNum13">
        <text:list-item>
          <text:p text:style-name="P142"><text:span text:style-name="T2">Produto para </text:span><text:span text:style-name="T9">uso exclusivamente agrícola </text:span></text:p>
        </text:list-item>
        <text:list-item>
          <text:p text:style-name="P143">Não coma, não beba e não fume durante o manuseio e aplicação do produto.</text:p>
        </text:list-item>
        <text:list-item>
          <text:p text:style-name="P143">Não manuseie ou aplique o produto sem os equipamentos de proteção individual (EPI) recomendados.</text:p>
        </text:list-item>
        <text:list-item>
          <text:p text:style-name="P143">Os equipamentos de proteção individual (EPI) recomendados devem ser vestidos na seguinte ordem: macacão, botas, avental, máscara, óculos, touca árabe e luvas.</text:p>
        </text:list-item>
        <text:list-item>
          <text:p text:style-name="P143">Não utilize equipamentos de proteção individual (EPI) danificados.</text:p>
        </text:list-item>
        <text:list-item>
          <text:p text:style-name="P143">Não utilize equipamentos com vazamentos ou defeitos.</text:p>
        </text:list-item>
        <text:list-item>
          <text:p text:style-name="P143">Não desentupa bicos, orifícios e válvulas com a boca.</text:p>
        </text:list-item>
        <text:list-item>
          <text:p text:style-name="P143">Não transporte o produto juntamente com alimentos, medicamentos, rações, animais e pessoas.</text:p>
        </text:list-item>
      </text:list>
      <text:p text:style-name="P71"/>
      <text:p text:style-name="P69">PRECAUÇÕES NA PREPARAÇÃO DA CALDA:</text:p>
      <text:list xml:id="list431672682" text:continue-numbering="true" text:style-name="WWNum13">
        <text:list-item>
          <text:p text:style-name="P143">Caso ocorra contato acidental da pessoa com o produto, siga as orientações descritas em primeiros socorros e procure rapidamente um serviço médico de emergência.</text:p>
        </text:list-item>
        <text:list-item>
          <text:p text:style-name="P142"><text:span text:style-name="T2">Ao abrir a embalagem, faça-o de modo a evitar </text:span><text:bookmark-start text:name="bkmAnvisa"/><text:span text:style-name="T2">respingos</text:span><text:bookmark-end text:name="bkmAnvisa"/><text:span text:style-name="T2"> </text:span><text:bookmark-start text:name="bkmPrecSoli"/><text:span text:style-name="T2">dispersão de poeira</text:span><text:bookmark-end text:name="bkmPrecSoli"/><text:span text:style-name="T2">. </text:span></text:p>
        </text:list-item>
        <text:list-item>
          <text:p text:style-name="P142"><text:span text:style-name="T2">Utilize equipamento de proteção individual – EPI: macacão com tratamento hidrorrepelente com</text:span><text:span text:style-name="T5"> mangas compridas passando por cima do punho das luvas e as pernas das calças por cima das botas; botas de </text:span><text:span text:style-name="T5">borracha; avental impermeável; máscara com filtro combinado (filtro químico contra vapores orgânico e filtro mecânico classe P2); touca árabe, óculos de segurança com proteção lateral e luvas de nitrila. </text:span></text:p>
        </text:list-item>
        <text:list-item>
          <text:p text:style-name="P144">Manuseie o produto em local aberto e ventilado. </text:p>
        </text:list-item>
      </text:list>
      <text:p text:style-name="P73"/>
      <text:p text:style-name="P38">PRECAUÇÕES DURANTE A APLICAÇÃO:</text:p>
      <text:list xml:id="list2031635467" text:style-name="WWNum14">
        <text:list-item>
          <text:p text:style-name="P145">Evite o máximo possível o contato com a área de aplicação </text:p>
        </text:list-item>
        <text:list-item>
          <text:p text:style-name="P145">Não aplique o produto na presença de ventos fortes e nas horas mais quentes do dia. </text:p>
        </text:list-item>
        <text:list-item>
          <text:p text:style-name="P145">Verifique a direção do vento, aplique o produto de forma a evitar o contato do aplicador com a névoa do produto, conforme o equipamento de aplicação. </text:p>
        </text:list-item>
        <text:list-item>
          <text:p text:style-name="P147"><text:span text:style-name="T5">Aplique o produto somente nas doses recomendadas</text:span><text:bookmark-start text:name="bkmIntSeguranca"/><text:span text:style-name="T5"> e observe o intervalo de segurança (intervalo entre a última aplicação e a colheita)</text:span><text:bookmark-end text:name="bkmIntSeguranca"/><text:span text:style-name="T5">.</text:span></text:p>
        </text:list-item>
        <text:list-item>
          <text:p text:style-name="P145"><text:soft-page-break/>Utilize equipamento de proteção individual - EPI: macacão de algodão hidrorrepelente com mangas compridas passando por cima do punho das luvas e as pernas das calças por cima das botas; óculos de segurança com proteção lateral, touca árabe, máscara com filtro combinado (filtro químico contra vapores orgânico e filtro mecânico classe P2) e luvas de nitrila. </text:p>
        </text:list-item>
      </text:list>
      <text:p text:style-name="P27"/>
      <text:p text:style-name="P38">PRECAUÇÕES APÓS A APLICAÇÃO: </text:p>
      <text:list xml:id="list1567258918" text:style-name="WWNum15">
        <text:list-item>
          <text:p text:style-name="P146"><text:bookmark-start text:name="bkmPrecaucoes"/>Sinalizar a área tratada com os dizeres: "PROIBIDA A ENTRADA. ÁREA TRATADA" e manter os avisos até o final do período de reentrada </text:p>
        </text:list-item>
        <text:list-item>
          <text:p text:style-name="P146">Caso necessite entrar na área tratada com o produto antes do término do intervalo de reentrada, utilize os equipamentos de proteção individual (EPls) recomendados para o uso durante a aplicação.</text:p>
        </text:list-item>
        <text:list-item>
          <text:p text:style-name="P146"><text:bookmark-end text:name="bkmPrecaucoes"/>Mantenha o restante do produto adequadamente fechado em sua embalagem original em local trancado, longe do alcance de crianças e animais. </text:p>
        </text:list-item>
        <text:list-item>
          <text:p text:style-name="P146">Antes de retirar os equipamentos de proteção individual (EPI), lave as luvas ainda vestidas para evitar contaminação. </text:p>
        </text:list-item>
        <text:list-item>
          <text:p text:style-name="P146">Os equipamentos de proteção individual (EPls) recomendados devem ser retirados na seguinte ordem: touca árabe, óculos, avental, botas, macacão, luvas e máscara. </text:p>
        </text:list-item>
        <text:list-item>
          <text:p text:style-name="P146">Tome banho imediatamente após a aplicação do produto. </text:p>
        </text:list-item>
        <text:list-item>
          <text:p text:style-name="P146">Troque e lave as suas roupas de proteção separado das demais roupas da família. Ao lavar as roupas utilizar luvas e avental impermeável. </text:p>
        </text:list-item>
        <text:list-item>
          <text:p text:style-name="P146">Faça a manutenção e lavagem dos equipamentos de proteção após cada aplicação do produto.</text:p>
        </text:list-item>
        <text:list-item>
          <text:p text:style-name="P146">Fique atento ao tempo de uso dos filtros, seguindo corretamente as especificações do fabricante.</text:p>
        </text:list-item>
        <text:list-item>
          <text:p text:style-name="P146">Não reutilizar a embalagem vazia. </text:p>
        </text:list-item>
        <text:list-item>
          <text:p text:style-name="P146">No descarte de embalagens utilize equipamento de proteção individual - EPI: macacão de algodão hidrorrepelente com mangas compridas, luvas de nitrila e botas de borracha.</text:p>
        </text:list-item>
      </text:list>
      <text:p text:style-name="P88"/>
      <text:p text:style-name="P124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5"><text:span text:style-name="T16">PRIMEIROS SOCORROS</text:span><text:span text:style-name="T17">: </text:span><text:span text:style-name="T19"><text:placeholder text:placeholder-type="text">&lt;for each="inf in informations(o, 'Primeiros socorros')"&gt;</text:placeholder></text:span></text:p>
            <text:p text:style-name="P8"><text:placeholder text:placeholder-type="text">&lt;inf&gt;</text:placeholder></text:p>
            <text:p text:style-name="P54"><text:placeholder text:placeholder-type="text">&lt;/for&gt;</text:placeholder></text:p>
          </table:table-cell>
        </table:table-row>
      </table:table>
      <text:p text:style-name="P90"/>
      <text:p text:style-name="Title"><text:span text:style-name="T47">- INTOXICAÇÕES POR </text:span><text:span text:style-name="T48"><text:placeholder text:placeholder-type="text">&lt;o.formulated_product_id.name&gt;</text:placeholder></text:span></text:p>
      <text:p text:style-name="P89"/>
      <text:p text:style-name="P91">Informações MÉdicas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2">Grupo químico</text:p>
            <text:p text:style-name="P32"/>
          </table:table-cell>
          <table:table-cell table:style-name="Table8.B1" office:value-type="string">
            <text:p text:style-name="P52"><text:bookmark-start text:name="bkmInfoMedChemical1"/><field:fieldmark-start text:name="__Fieldmark__1073_1410797107" field:type="vnd.oasis.opendocument.field.FORMTEXT"/><text:placeholder text:placeholder-type="text">&lt;for each="ingredient in o.cqq_ids"&gt;</text:placeholder></text:p>
            <text:p text:style-name="P5"><text:placeholder text:placeholder-type="text">&lt;if test="ingredient.ingredient_id.type == 'chemical'"&gt;</text:placeholder></text:p>
            <text:p text:style-name="P127"><text:placeholder text:placeholder-type="text">&lt;ingredient.ingredient_id.ingredient_group_id.name&gt;</text:placeholder></text:p>
            <text:p text:style-name="P128"><field:fieldmark-end/><text:span text:style-name="T39"><text:placeholder text:placeholder-type="text">&lt;/if&gt;</text:placeholder></text:span></text:p>
            <text:p text:style-name="P45"><text:span text:style-name="T49"><text:placeholder text:placeholder-type="text">&lt;/for&gt;</text:placeholder></text:span><text:bookmark-end text:name="bkmInfoMedChemical1"/><text:span text:style-name="T27"> </text:span></text:p>
          </table:table-cell>
        </table:table-row>
        <table:table-row table:style-name="Table8.1">
          <table:table-cell table:style-name="Table8.A2" office:value-type="string">
            <text:p text:style-name="P32">Classe toxicológica </text:p>
          </table:table-cell>
          <table:table-cell table:style-name="Table8.B2" office:value-type="string">
            <text:p text:style-name="P40">A ser definido pela ANVISA</text:p>
          </table:table-cell>
        </table:table-row>
        <table:table-row table:style-name="Table8.3">
          <table:table-cell table:style-name="Table8.A3" office:value-type="string">
            <text:p text:style-name="P32">Vias de exposição</text:p>
          </table:table-cell>
          <table:table-cell table:style-name="Table8.B3" office:value-type="string">
            <text:p text:style-name="P10"><text:placeholder text:placeholder-type="text">&lt;for each="inf in informations(o, 'Primeiros socorros')"&gt;</text:placeholder></text:p>
            <text:p text:style-name="P8"><text:placeholder text:placeholder-type="text">&lt;inf&gt;</text:placeholder></text:p>
            <text:p text:style-name="P118"><text:placeholder text:placeholder-type="text">&lt;/for&gt;</text:placeholder></text:p>
          </table:table-cell>
        </table:table-row>
        <table:table-row table:style-name="Table8.1">
          <table:table-cell table:style-name="Table8.A3" office:value-type="string">
            <text:p text:style-name="P32">Toxicocinética</text:p>
          </table:table-cell>
          <table:table-cell table:style-name="Table8.B4" office:value-type="string">
            <text:p text:style-name="P10"><text:placeholder text:placeholder-type="text">&lt;for each="inf in informations(o, 'Informações Médicas - Toxicocinética')"&gt;</text:placeholder></text:p>
            <text:p text:style-name="P8"><text:placeholder text:placeholder-type="text">&lt;inf&gt;</text:placeholder></text:p>
            <text:p text:style-name="P118"><text:placeholder text:placeholder-type="text">&lt;/for&gt;</text:placeholder></text:p>
          </table:table-cell>
        </table:table-row>
        <table:table-row table:style-name="Table8.1">
          <table:table-cell table:style-name="Table8.A3" office:value-type="string">
            <text:p text:style-name="P32">Mecanismos de Toxicidade</text:p>
          </table:table-cell>
          <table:table-cell table:style-name="Table8.B5" office:value-type="string">
            <text:p text:style-name="P10"><text:placeholder text:placeholder-type="text">&lt;for each="inf in informations(o, 'Informações Médicas - Mecanismos de Toxicidade')"&gt;</text:placeholder></text:p>
            <text:p text:style-name="P8"><text:placeholder text:placeholder-type="text">&lt;inf&gt;</text:placeholder></text:p>
            <text:p text:style-name="P118"><text:placeholder text:placeholder-type="text">&lt;/for&gt;</text:placeholder></text:p>
          </table:table-cell>
        </table:table-row>
        <table:table-row table:style-name="Table8.1">
          <table:table-cell table:style-name="Table8.A3" office:value-type="string">
            <text:p text:style-name="P32">Sintomas e sinais clínicos</text:p>
          </table:table-cell>
          <table:table-cell table:style-name="Table8.B6" office:value-type="string">
            <text:p text:style-name="P10"><text:placeholder text:placeholder-type="text">&lt;for each="inf in informations(o, 'Informações Médicas - Sintomas e sinais clínicos')"&gt;</text:placeholder></text:p>
            <text:p text:style-name="P8"><text:placeholder text:placeholder-type="text">&lt;inf&gt;</text:placeholder></text:p>
            <text:p text:style-name="P118"><text:placeholder text:placeholder-type="text">&lt;/for&gt;</text:placeholder></text:p>
          </table:table-cell>
        </table:table-row>
        <text:soft-page-break/>
        <table:table-row table:style-name="Table8.1">
          <table:table-cell table:style-name="Table8.A3" office:value-type="string">
            <text:p text:style-name="P32">Diagnóstico</text:p>
            <text:p text:style-name="P32"/>
          </table:table-cell>
          <table:table-cell table:style-name="Table8.B7" office:value-type="string">
            <text:p text:style-name="P10"><text:placeholder text:placeholder-type="text">&lt;for each="inf in informations(o, 'Informações Médicas - Diagnóstico')"&gt;</text:placeholder></text:p>
            <text:p text:style-name="P8"><text:placeholder text:placeholder-type="text">&lt;inf&gt;</text:placeholder></text:p>
            <text:p text:style-name="P118"><text:placeholder text:placeholder-type="text">&lt;/for&gt;</text:placeholder></text:p>
          </table:table-cell>
        </table:table-row>
        <table:table-row table:style-name="Table8.1">
          <table:table-cell table:style-name="Table8.A3" office:value-type="string">
            <text:h text:style-name="P133" text:outline-level="1">Tratamento</text:h>
            <text:p text:style-name="P32"/>
          </table:table-cell>
          <table:table-cell table:style-name="Table8.B8" office:value-type="string">
            <text:p text:style-name="P10"><text:placeholder text:placeholder-type="text">&lt;for each="inf in informations(o, 'Informações Médicas - Tratamento')"&gt;</text:placeholder></text:p>
            <text:p text:style-name="P8"><text:placeholder text:placeholder-type="text">&lt;inf&gt;</text:placeholder></text:p>
            <text:p text:style-name="P118"><text:placeholder text:placeholder-type="text">&lt;/for&gt;</text:placeholder></text:p>
          </table:table-cell>
        </table:table-row>
        <table:table-row table:style-name="Table8.1">
          <table:table-cell table:style-name="Table8.A3" office:value-type="string">
            <text:h text:style-name="P134" text:outline-level="1">Contra-indicações</text:h>
          </table:table-cell>
          <table:table-cell table:style-name="Table8.B9" office:value-type="string">
            <text:p text:style-name="P10"><text:placeholder text:placeholder-type="text">&lt;for each="inf in informations(o, 'Informações Médicas - Contra-indicações')"&gt;</text:placeholder></text:p>
            <text:p text:style-name="P8"><text:placeholder text:placeholder-type="text">&lt;inf&gt;</text:placeholder></text:p>
            <text:p text:style-name="P118"><text:placeholder text:placeholder-type="text">&lt;/for&gt;</text:placeholder></text:p>
          </table:table-cell>
        </table:table-row>
        <table:table-row table:style-name="Table8.1">
          <table:table-cell table:style-name="Table8.A2" office:value-type="string">
            <text:p text:style-name="P42"/>
            <text:p text:style-name="P42"/>
            <text:p text:style-name="P32">ATENÇÃO</text:p>
          </table:table-cell>
          <table:table-cell table:style-name="Table8.B10" office:value-type="string">
            <text:p text:style-name="P41">As Intoxicações por Agrotóxicos estão incluídas entre as Enfermidades de Notificação Compulsória. Comunique o caso e obtenha informações especializadas sobre o diagnóstico e tratamento através dos Telefones de Emergência Disque-Intoxicação: 0800-722-6001</text:p>
            <text:p text:style-name="P40">Rede Nacional de Centros de Informação e Assistência Toxicológica</text:p>
            <text:p text:style-name="P102">RENACIAT – ANVISA/MS</text:p>
            <text:p text:style-name="P103">Notifique ao sistema de informação de agravos de notificação (SINAN / MS)</text:p>
            <text:p text:style-name="P104">TELEFONES PARA OS CASOS DE EMERGÊNCIA: </text:p>
            <text:p text:style-name="P104">Centro do Controle de Envenenamento do Paraná: 0800 41 0148</text:p>
            <text:p text:style-name="P104">ALTA – América Latina Tecnologia Agrícola Ltda.: (41) 3071-9100</text:p>
          </table:table-cell>
        </table:table-row>
      </table:table>
      <text:p text:style-name="P22"/>
      <text:p text:style-name="P21"/>
      <text:p text:style-name="P37">MECANISMOS DE AÇÃO, ABSORÇÃO E EXCREÇÃO PARA ANIMAIS DE LABORATÓRIO:</text:p>
      <text:p text:style-name="P10"><text:placeholder text:placeholder-type="text">&lt;for each="inf in informations(o, 'Mecanismos de ação, absorção e excreção')"&gt;</text:placeholder></text:p>
      <text:p text:style-name="P8"/>
      <text:p text:style-name="P8"><text:placeholder text:placeholder-type="text">&lt;inf&gt;</text:placeholder></text:p>
      <text:p text:style-name="P8"/>
      <text:p text:style-name="P118"><text:placeholder text:placeholder-type="text">&lt;/for&gt;</text:placeholder></text:p>
      <text:p text:style-name="P37">EFEITOS AGUDOS PARA ANIMAIS DE LABORATÓRIO:</text:p>
      <text:p text:style-name="P10"><text:placeholder text:placeholder-type="text">&lt;for each="inf in informations(o, 'Efeitos agudos')"&gt;</text:placeholder></text:p>
      <text:p text:style-name="P8"/>
      <text:p text:style-name="P8"><text:placeholder text:placeholder-type="text">&lt;inf&gt;</text:placeholder></text:p>
      <text:p text:style-name="P8"/>
      <text:p text:style-name="P53"><text:placeholder text:placeholder-type="text">&lt;/for&gt;</text:placeholder></text:p>
      <text:p text:style-name="P37">EFEITOS CRÔNICOS PARA ANIMAIS DE LABORATÓRIO:</text:p>
      <text:p text:style-name="P10"><text:placeholder text:placeholder-type="text">&lt;for each="inf in informations(o, 'Efeitos crônicos')"&gt;</text:placeholder></text:p>
      <text:p text:style-name="P8"/>
      <text:p text:style-name="P8"><text:placeholder text:placeholder-type="text">&lt;inf&gt;</text:placeholder></text:p>
      <text:p text:style-name="P8"/>
      <text:p text:style-name="P119"><text:placeholder text:placeholder-type="text">&lt;/for&gt;</text:placeholder></text:p>
      <text:p text:style-name="P39"><text:bookmark-end text:name="Bookmark2"/>INSTITUTO BRASILEIRO DO MEIO AMBIENTE E DOS RECURSOS NATURAIS RENOVÁVEIS</text:p>
      <text:p text:style-name="P22"><text:bookmark-start text:name="bkmSemIbama"/>DADOS RELATIVOS À PROTEÇÃO DO MEIO AMBIENTE:</text:p>
      <text:p text:style-name="P22">(De acordo com as recomendações aprovadas pelo órgão responsável pelo Meio Ambiente – IBAMA/MMA)</text:p>
      <text:p text:style-name="P22"><text:bookmark-end text:name="bkmSemIbama"/></text:p>
      <text:p text:style-name="P35"><text:bookmark-start text:name="Bookmark4"/>DADOS RELATIVOS À PROTEÇÃO DO MEIO AMBIENTE:</text:p>
      <text:p text:style-name="P35"/>
      <text:p text:style-name="P35">PRECAUÇÕES DE USO E ADVERTÊNCIAS QUANTO AOS CUIDADOS DE PROTEÇÃO AO MEIO AMBIENTE:</text:p>
      <text:p text:style-name="P22"/>
      <text:p text:style-name="P22">- Este produto é: </text:p>
      <text:p text:style-name="P26">( <text:s/>) Altamente Perigoso ao Meio Ambiente (CLASSE I)</text:p>
      <text:p text:style-name="P28">( <text:s/>) <text:s/>Muito Perigoso ao Meio Ambiente (CLASSE II)</text:p>
      <text:p text:style-name="P26">( <text:s/>) Perigoso ao meio ambiente (CLASSE III)</text:p>
      <text:p text:style-name="P27"><text:soft-page-break/>( <text:s/>)Pouco perigoso ao meio ambiente (CLASSE IV)</text:p>
      <text:p text:style-name="P22"/>
      <text:p text:style-name="P22">- Evite a contaminação ambiental – Preserve a Natureza.</text:p>
      <text:p text:style-name="P22">- Não utilize equipamento com vazamento.</text:p>
      <text:p text:style-name="P22">- Não aplique o produto na presença de ventos fortes ou nas horas mais quentes.</text:p>
      <text:p text:style-name="P22">- Aplique somente as doses recomendadas.</text:p>
      <text:p text:style-name="P22">- Não lave as embalagens ou equipamento aplicador em lagos, fontes, rios e demais corpos d´água. Evite a contaminação da água.</text:p>
      <text:p text:style-name="P22">- A destinação inadequada de embalagens e restos de produtos ocasiona contaminação do solo, da água e do ar, prejudicando a fauna, a flora e a saúde das pessoas.</text:p>
      <text:p text:style-name="P22"><text:bookmark-start text:name="bkmIbama"/>- Não execute aplicação aérea de agrotóxicos em áreas situadas a uma distância inferior a 500 (quinhentos) metros de povoação e de mananciais de capitação de água para abastecimento público e 250 (duzentos e cinqüenta) metros de mananciais de água, moradias isoladas, agrupamentos animais e vegetação susceptível a danos.</text:p>
      <text:p text:style-name="P22">- Observe as disposições constantes na legislação estadual e municipal concernentes às atividades aeroagrícolas.<text:bookmark-end text:name="bkmIbama"/></text:p>
      <text:p text:style-name="P22"/>
      <text:p text:style-name="P35">INSTRUÇÕES DE ARMAZENAMENTO DO PRODUTO, VISANDO SUA CONSERVAÇÃO E PREVENÇÃO CONTRA ACIDENTES:</text:p>
      <text:p text:style-name="P27"/>
      <text:p text:style-name="P27">- Mantenha o produto em sua embalagem original, sempre fechada.</text:p>
      <text:p text:style-name="P27">- O local deve ser exclusivo para produtos tóxicos, devendo ser isolado de alimentos, bebidas, rações ou outros materiais.</text:p>
      <text:p text:style-name="P27">- A construção deve ser de alvenaria ou de material não combustível.</text:p>
      <text:p text:style-name="P27">- O local deve ser ventilado, coberto e ter piso impermeável.</text:p>
      <text:p text:style-name="P45"><text:span text:style-name="T5">- Coloque placas de advertência com os dizeres: </text:span><text:span text:style-name="T12">CUIDADO VENENO.</text:span></text:p>
      <text:p text:style-name="P27">- Tranque o local, evitando o acesso de pessoas não autorizadas, principalmente crianças.</text:p>
      <text:p text:style-name="P27">- Deve haver sempre embalagens adequadas disponíveis, para envolver embalagens rompidas ou para o recolhimento de produtos vazados.</text:p>
      <text:p text:style-name="P27">- Em caso de armazéns, deverão ser seguidas as instruções constantes da NBR 9843 da Associação Brasileira de Normas Técnicas - ABNT</text:p>
      <text:p text:style-name="P27">- Observe as disposições constantes da legislação estadual e municipal.</text:p>
      <text:p text:style-name="P72"/>
      <text:p text:style-name="P61"><text:span text:style-name="T12">EM CASO DE ACIDENTES</text:span><text:span text:style-name="T5">:</text:span></text:p>
      <text:p text:style-name="P60">- Isole e sinalize a área contaminada.</text:p>
      <text:p text:style-name="P61"><text:span text:style-name="T5">- Contate as autoridades locais competentes e a Empresa </text:span><text:span text:style-name="T12">ALTA – AMÉRICA LATINA TECNOLOGIA AGRÍCOLA </text:span><text:span text:style-name="T5">- telefone de Emergência: (0xx41) 3071-9100</text:span></text:p>
      <text:p text:style-name="P60">- Utilize equipamento de proteção individual - EPI (macacão impermeável, luvas e botas de borracha, óculos protetores e máscara com filtros).</text:p>
      <text:p text:style-name="P60"><text:bookmark-start text:name="bkmAciSolido"/>- Em caso de derrame, estanque o escoamento, não permitindo que o produto entre em bueiros, drenos ou corpos d’água. Siga as instruções abaixo:</text:p>
      <text:p text:style-name="P60"/>
      <text:list xml:id="list932480981" text:style-name="WWNum18">
        <text:list-item>
          <text:p text:style-name="P148"><text:span text:style-name="T12">Piso pavimentado: </text:span><text:span text:style-name="T5">absorva o produto com serragem ou areia, recolha o material com auxílio de uma pá e coloque em recipiente lacrado e identificado devidamente. O produto derramado não deverá mais ser utilizado. Neste caso, consulte o registrante através do telefone indicado no rótulo para a sua devolução e destinação final. </text:span></text:p>
        </text:list-item>
      </text:list>
      <text:p text:style-name="P60"><text:bookmark-end text:name="bkmAciSolido"/><text:bookmark-start text:name="bkmAciLiquido"/>- Em caso de derrame, estanque o escoamento, não permitindo que o produto entre em bueiros, drenos ou corpos d’água. Siga as instruções abaixo:</text:p>
      <text:p text:style-name="P60"/>
      <text:list xml:id="list1636672355" text:continue-numbering="true" text:style-name="WWNum18">
        <text:list-item>
          <text:p text:style-name="P148"><text:span text:style-name="T12">Piso pavimentado: </text:span><text:span text:style-name="T5">recolha o material com auxílio de uma pá e coloque em recipiente lacrado e identificado devidamente. O produto derramado não deverá mais ser utilizado. Neste caso, consulte o registrante através do telefone indicado no rótulo para a sua devolução e destinação final. </text:span></text:p>
        </text:list-item>
        <text:list-item>
          <text:p text:style-name="P148"><text:bookmark-end text:name="bkmAciLiquido"/><text:soft-page-break/><text:span text:style-name="T12">Solo: </text:span><text:span text:style-name="T5">retire as camadas de terra contaminada até atingir o solo não contaminado, recolha esse material e coloque em um recipiente lacrado e devidamente identificado. Contate a empresa registrante conforme indicado acima.</text:span></text:p>
        </text:list-item>
        <text:list-item>
          <text:p text:style-name="P148"><text:span text:style-name="T12">Corpos d'água: </text:span><text:span text:style-name="T5">interrompa imediatamente a captação para o consumo humano ou animal, contate o órgão ambiental mais próximo e o centro de emergência da empresa, visto que as medidas a serem adotadas dependem das proporções do acidente, das características do corpo hídrico em questão e da quantidade do produto envolvido.</text:span></text:p>
        </text:list-item>
      </text:list>
      <text:p text:style-name="P61"><text:span text:style-name="T5">Em caso de incêndio, use extintores de ÁGUA EM FORMA DE NEBLINA, de CO</text:span><text:span text:style-name="T50">2</text:span><text:span text:style-name="T5">, ou PÓ QUÍMICO, ficando a favor do vento para evitar intoxicação. </text:span></text:p>
      <text:p text:style-name="P22"/>
      <text:p text:style-name="P35">PROCEDIMENTO DE LAVAGEM, ARMAZENAMENTO, DEVOLUÇÃO, TRANSPORTE E DESTINAÇÃO DE EMBALAGENS VAZIAS E RESTOS DE PRODUTOS IMPRÓPRIOS PARA UTILIZAÇÃO OU EM DESUSO:</text:p>
      <text:p text:style-name="P35"/>
      <text:p text:style-name="P75">EMBALAGEM RÍGIDA LAVÁVEL</text:p>
      <text:p text:style-name="P75"/>
      <text:p text:style-name="P78">LAVAGEM DA EMBALAGEM</text:p>
      <text:p text:style-name="P77">Durante o procedimento de lavagem o operador deverá estar utilizando os mesmos EPI´s – Equipamentos de Proteção Individual - recomendados para o preparo da calda do produto.</text:p>
      <text:list xml:id="list34247040" text:style-name="WWNum17">
        <text:list-item>
          <text:p text:style-name="P149">Tríplice Lavagem (Lavagem Manual):</text:p>
        </text:list-item>
      </text:list>
      <text:p text:style-name="P105">Esta embalagem deverá ser submetida ao processo de Tríplice Lavagem, imediatamente após o seu esvaziamento, adotando-se os seguintes procedimentos:</text:p>
      <text:p text:style-name="P106">- Esvazie completamente o conteúdo da embalagem no tanque do pulverizador, mantendo-a na posição vertical durante 30 segundos;</text:p>
      <text:p text:style-name="P106">- Adicione água limpa à embalagem até ¼ do seu volume;</text:p>
      <text:p text:style-name="P106">- Tampe bem a embalagem e agite-a, por 30 segundos;</text:p>
      <text:p text:style-name="P106">- Despeje a água de lavagem no tanque pulverizador;</text:p>
      <text:p text:style-name="P106">- Faça esta operação três vezes;</text:p>
      <text:p text:style-name="P106">- Inutilize a embalagem plástica ou metálica perfurando o fundo.</text:p>
      <text:list xml:id="list1435601039" text:continue-numbering="true" text:style-name="WWNum17">
        <text:list-item>
          <text:p text:style-name="P149">Lavagem sob Pressão:</text:p>
        </text:list-item>
      </text:list>
      <text:p text:style-name="P76">Ao utilizar pulverizadores dotados de equipamentos de lavagem sob pressão seguir os procedimentos:</text:p>
      <text:p text:style-name="P24">- Encaixe a embalagem vazia no local apropriado do funil instalado no pulverizador;</text:p>
      <text:p text:style-name="P24">- Acione o mecanismo para liberar o jato de água;</text:p>
      <text:p text:style-name="P24">- Direcione o jato de água para todas as paredes internas da embalagem, por 30 segundos;</text:p>
      <text:p text:style-name="P24">- A água de lavagem dever ser transferida para o tanque do pulverizador;</text:p>
      <text:p text:style-name="P24">- Inutilize a embalagem plástica ou metálica, perfurando o fundo.</text:p>
      <text:p text:style-name="P76">Ao utilizar equipamento independente para a lavagem sob pressão, adotar os seguintes procedimentos:</text:p>
      <text:p text:style-name="P24">- Imediatamente após o esvaziamento do conteúdo original da embalagem, mantê-la invertida sobre a boca do tanque de pulverização, em posição vertical, durante 30 segundos;</text:p>
      <text:p text:style-name="P24">- Manter a embalagem nessa posição, introduzir a ponta do equipamento de lavagem sob pressão, direcionando o jato de água para todas as paredes internas da embalagem, por 30 segundos;</text:p>
      <text:p text:style-name="P24">- Toda a água de lavagem é dirigida diretamente para o tanque do pulverizador;</text:p>
      <text:p text:style-name="P24">- Inutilize a embalagem plástica ou metálica, perfurando o fundo.</text:p>
      <text:p text:style-name="P24"/>
      <text:p text:style-name="P78">ARMAZENAMENTO DA EMBALAGEM VAZIA</text:p>
      <text:p text:style-name="P77">Após a realização da Tríplice Lavagem ou Lavagem sob Pressão, esta embalagem deve ser armazenada com a tampa, em caixa coletiva, quando existente, separadamente das embalagens não lavadas.</text:p>
      <text:p text:style-name="P77"><text:soft-page-break/>O armazenamento das embalagens vazias, até sua devolução pelo usuário, deve ser efetuado em local aberto, ventilado, ao abrigo de chuva e com piso impermeável, ou no próprio local onde são guardadas as embalagens cheias.</text:p>
      <text:p text:style-name="P77"/>
      <text:p text:style-name="P78">DEVOLUÇÃO DA EMBALAGEM VAZIA</text:p>
      <text:p text:style-name="P77">No prazo de até um ano da data da compra, é obrigatória a devolução da embalagem vazia, com tampa, pelo usuário, ao estabelecimento onde foi adquirido o produto ou no local indicado na nota fiscal, emitida no ato da compra.</text:p>
      <text:p text:style-name="P77">Caso o produto não tenha sido totalmente utilizado nesse prazo, e ainda esteja dentro de seu prazo de validade, será facultada a devolução da embalagem em até 6 meses após o término do prazo de validade.</text:p>
      <text:p text:style-name="P77">O usuário deve guardar o comprovante de devolução para efeito de fiscalização, pelo prazo mínimo de um ano após a devolução da embalagem vazia.</text:p>
      <text:p text:style-name="P77"/>
      <text:p text:style-name="P77"/>
      <text:p text:style-name="P77"/>
      <text:p text:style-name="P78">TRANSPORTE</text:p>
      <text:p text:style-name="P77">As embalagens vazias não podem ser transportadas junto com alimentos, bebidas, medicamentos, rações, animais e pessoas.</text:p>
      <text:p text:style-name="P77"/>
      <text:p text:style-name="P75">EMBALAGEM RÍGIDA NÃO LAVÁVEL </text:p>
      <text:p text:style-name="P75"/>
      <text:p text:style-name="P78">ESTA EMBALAGEM NÃO PODE SER LAVADA</text:p>
      <text:p text:style-name="P78"/>
      <text:p text:style-name="P78">ARMAZENAMENTO DA EMBALAGEM VAZIA</text:p>
      <text:p text:style-name="P77">O armazenamento da embalagem vazia, até sua devolução pelo usuário, deve ser efetuado em local coberto, ventilado, ao abrigo de chuva e com piso impermeável, no próprio local onde são guardadas as embalagens cheias.</text:p>
      <text:p text:style-name="P77">Use luvas no manuseio dessa embalagem.</text:p>
      <text:p text:style-name="P77">Essa embalagem deve ser armazenada com sua tampa, em caixa coletiva, quando existente, separadamente das embalagens lavadas.</text:p>
      <text:p text:style-name="P77"/>
      <text:p text:style-name="P78">DEVOLUÇÃO DA EMBALAGEM VAZIA</text:p>
      <text:p text:style-name="P77">No prazo de até um ano da data da compra, é obrigatória a devolução da embalagem vazia, com tampa, pelo usuário, ao estabelecimento onde foi adquirido o produto ou no local indicado na nota fiscal, emitida no ato da compra.</text:p>
      <text:p text:style-name="P77">Caso o produto não tenha sido totalmente utilizado nesse prazo, e ainda esteja dentro de seu prazo de validade, será facultada a devolução da embalagem em até 6 meses após o término do prazo de validade.</text:p>
      <text:p text:style-name="P77">O usuário deve guardar o comprovante de devolução para efeito de fiscalização, pelo prazo mínimo de um ano após a devolução da embalagem vazia.</text:p>
      <text:p text:style-name="P77"/>
      <text:p text:style-name="P78">TRANSPORTE</text:p>
      <text:p text:style-name="P77"><text:soft-page-break/>As embalagens vazias não podem ser transportadas junto com alimentos, bebidas, medicamentos, rações, animais e pessoas.</text:p>
      <text:p text:style-name="P77"/>
      <text:p text:style-name="P80">EMBALAGEM FLEXÍVEL</text:p>
      <text:p text:style-name="P81"> </text:p>
      <text:p text:style-name="P81">ESTA EMBALAGEM NÃO PODE SER LAVADA</text:p>
      <text:p text:style-name="P81"> ARMAZENAMENTO</text:p>
      <text:p text:style-name="P79"><text:span text:style-name="T10">             </text:span><text:span text:style-name="T2">O armazenamento da embalagem vazia, até a sua devolução pelo usuário, deve ser efetuado em local coberto, ventilado, ao abrigo de chuva e com piso impermeável, no próprio local onde guardadas as embalagens cheias.</text:span></text:p>
      <text:p text:style-name="P82">            Use luvas no manuseio dessa embalagem</text:p>
      <text:p text:style-name="P82">            Essa embalagem vazia deve ser armazenada separadamente das lavadas, em saco plástico transparente (Embalagens Padronizadas – modelo ABNT), devidamente identificado e com lacre, o qual deverá ser adquirido nos Canais de Distribuição.</text:p>
      <text:p text:style-name="P79"><text:span text:style-name="T2"> </text:span><text:span text:style-name="T10">DEVOLUÇÃO DA EMBALAGEM VAZIA</text:span></text:p>
      <text:p text:style-name="P79"><text:span text:style-name="T10"> </text:span><text:span text:style-name="T2">            No prazo de até um ano da data de compra, é obrigatória a devolução da embalagem vazia, pelo usuário do estabelecimento onde foi adquirido o produto ou no local indicado na nota fiscal, emitida no ato da compra.</text:span></text:p>
      <text:p text:style-name="P82">            Caso o produto não tenha sido totalmente utilizado nesse prazo, e ainda esteja dentro de seu prazo de validade, será facultada a devolução da embalagem em até 6 meses após o término do prazo de validade.</text:p>
      <text:p text:style-name="P82">            O usuário deve guardar o comprovante de devolução para efeito de fiscalização, pelo prazo mínimo de um ano após a devolução da embalagem vazia.</text:p>
      <text:p text:style-name="P79"><text:span text:style-name="T2"> </text:span><text:span text:style-name="T10">TRANSPORTE</text:span></text:p>
      <text:p text:style-name="P82"> </text:p>
      <text:p text:style-name="P83">            As embalagens vazias não podem ser transportadas junto com alimentos, bebidas, medicamentos, rações, animais e pessoas. Devem ser transportadas em saco plástico transparente (Embalagens Padronizadas – modelo ABNT), devidamente identificado e com lacre, o qual deverá ser adquirido nos Canais de Distribuição.</text:p>
      <text:p text:style-name="P75"/>
      <text:p text:style-name="P75">EMBALAGEM SECUNDÁRIA (NÃO CONTAMINADA)</text:p>
      <text:p text:style-name="P78"/>
      <text:p text:style-name="P78">ESTA EMBALAGEM NÃO PODE SER LAVADA</text:p>
      <text:p text:style-name="P78"/>
      <text:p text:style-name="P78">ARMAZENAMENTO DA EMBALAGEM VAZIA</text:p>
      <text:p text:style-name="P77">O armazenamento da embalagem vazia, até sua devolução pelo usuário, deve ser efetuado em local coberto, ventilado, ao abrigo de chuva e com piso impermeável, no próprio local onde são guardadas as embalagens cheias.</text:p>
      <text:p text:style-name="P77"/>
      <text:p text:style-name="P78">DEVOLUÇÃO DA EMBALAGEM VAZIA</text:p>
      <text:p text:style-name="P77">É obrigatória a devolução da embalagem vazia, pelo usuário, onde foi adquirido o produto ou no local indicado na nota fiscal, emitida pelo estabelecimento comercial.</text:p>
      <text:p text:style-name="P77"/>
      <text:p text:style-name="P78">TRANSPORTE</text:p>
      <text:p text:style-name="P77">As embalagens vazias não podem ser transportadas junto com alimentos, bebidas, medicamentos, rações, animais e pessoas.</text:p>
      <text:p text:style-name="P78"><text:soft-page-break/></text:p>
      <text:p text:style-name="P74"><text:bookmark-start text:name="Bookmark3"/><text:span text:style-name="T14">EMBALAGENS - SACARIAS</text:span><text:span text:style-name="T11"> (utilizadas para acondicionar sementes tratadas com </text:span><text:span text:style-name="T40"><text:placeholder text:placeholder-type="text">&lt;o.formulated_product_id.name&gt;</text:placeholder></text:span><text:span text:style-name="T42">)</text:span></text:p>
      <text:p text:style-name="P78"/>
      <text:p text:style-name="P78">AS EMBALAGENS SACARIAS NÃO PODEM SER UTILIZADAS PARA OUTROS FINS.</text:p>
      <text:p text:style-name="P78"/>
      <text:p text:style-name="P78">AS EMBALAGEN SACARIAS NÃO PODEM SER LAVADAS.</text:p>
      <text:p text:style-name="P78"/>
      <text:p text:style-name="P78">ARMAZENAMENTO DAS EMBALAGENS VAZIAS:</text:p>
      <text:p text:style-name="P74"><text:span text:style-name="T4">O armazenamento das embalagens </text:span><text:span text:style-name="T11">- SACARIAS - </text:span><text:span text:style-name="T4">vazias, até a sua devolução pelo usuário, deve ser efetuado em local coberto, ventilado, ao abrigo de chuva e com piso impermeável, no próprio local onde são guardadas as embalagens cheias.</text:span></text:p>
      <text:p text:style-name="P74"><text:span text:style-name="T4">Use luvas no manuseio das </text:span><text:span text:style-name="T11">SACARIAS.</text:span></text:p>
      <text:p text:style-name="P74"><text:span text:style-name="T4">As embalagens </text:span><text:span text:style-name="T11">- SACARIAS - </text:span><text:span text:style-name="T4">vazias devem ser armazenadas separadamente, em saco plástico transparente (Embalagens padronizadas – modelo ABNT), devidamente identificado e com lacre, o qual deverá ser adquirido nos Canais de Distribuição.</text:span></text:p>
      <text:p text:style-name="P77"/>
      <text:p text:style-name="P78">DEVOLUÇÃO DAS EMBALAGENS – SACARIAS VAZIAS</text:p>
      <text:p text:style-name="P74"><text:span text:style-name="T4">Devem ser devolvidas, em conjunto, com a embalgem do agrotóxico </text:span><text:span text:style-name="T40"><text:placeholder text:placeholder-type="text">&lt;o.formulated_product_id.name&gt;</text:placeholder></text:span><text:span text:style-name="T40"> </text:span><text:span text:style-name="T4">ou no local onde foram adquiridas as sementes tratadas.</text:span></text:p>
      <text:p text:style-name="P74"><text:span text:style-name="T4">Terceiros que efetuarem o manuseio do agrotóxico, devem descrever nas sacarias que as sementes foram tratadas com o agrotóxico </text:span><text:span text:style-name="T40"><text:placeholder text:placeholder-type="text">&lt;o.formulated_product_id.name&gt;</text:placeholder></text:span><text:span text:style-name="T40"> </text:span><text:span text:style-name="T4">e informar que as mesmas devem ser devolvidas no local em que foram tratadas ou adquiridas.</text:span></text:p>
      <text:p text:style-name="P77"/>
      <text:p text:style-name="P78"><text:bookmark-end text:name="Bookmark3"/></text:p>
      <text:p text:style-name="P78">DESTINAÇÃO FINAL DAS EMBALAGENS VAZIAS</text:p>
      <text:p text:style-name="P77">A destinação final das embalagens vazias, após a devolução pelos usuários, somente poderá ser realizada pela Empresa Registrante ou por empresas legalmente autorizadas pelos órgãos competentes.</text:p>
      <text:p text:style-name="P77"/>
      <text:p text:style-name="P78">É PROIBIDO AO USUÁRIO A REUTILIZAÇÃO E A RECICLAGEM DESTA EMBALAGEM VAZIA OU FRACIONAMENTO E REEBALAGEM DESTE PRODUTO.</text:p>
      <text:p text:style-name="P78"/>
      <text:p text:style-name="P78">EFEITOS SOBRE O MEIO AMBIENTE DECORRENTES DA DESTINAÇÃO INADEQUADA DA EMBALAGEM VAZIA E RESTOS DE PRODUTOS</text:p>
      <text:p text:style-name="P74"><text:span text:style-name="T4">A destinação inadequada das embalagens vazias</text:span><text:bookmark-start text:name="bkmDestSacarias"/><text:span text:style-name="T4">, sacarias</text:span><text:bookmark-end text:name="bkmDestSacarias"/><text:span text:style-name="T4"> e restos de produtos no meio ambiente causa contaminação do solo, da água e do ar, prejudicando a fauna, a flora e a saúde das pessoas.</text:span></text:p>
      <text:p text:style-name="P78"/>
      <text:p text:style-name="P78">PRODUTOS IMPRÓPRIOS PARA UTILIZAÇÃO OU EM DESUSO</text:p>
      <text:p text:style-name="P77">Caso este produto venha a se tornar impróprio para utilização ou em desuso, consulte o registrante através do telefone indicado no rótulo para sua devolução e destinação final.</text:p>
      <text:p text:style-name="P77">A desativação do produto é feita através de incineração em fornos destinados para este tipo de operação, equipados com câmaras de lavagem de gases efluentes e aprovados por órgãos ambientais competentes.</text:p>
      <text:p text:style-name="P77"><text:soft-page-break/></text:p>
      <text:p text:style-name="P78">TRANSPORTE DE AGROTÓXICOS, COMPONENTES E AFINS</text:p>
      <text:p text:style-name="P24">O transporte está sujeito às regras e aos procedimentos estabelecidos na legislação específica, que inclui o acompanhamento da ficha de emergência do produto, bem como determina que os agrotóxicos não podem ser transportados junto de pessoas, animais, rações, medicamentos ou outros materiais.</text:p>
      <text:p text:style-name="P22"/>
      <text:p text:style-name="P22"><text:bookmark-end text:name="Bookmark4"/></text:p>
      <text:p text:style-name="P35">RESTRIÇÕES ESTABELECIDAS POR ÓRGÃO COMPETENTE DO ESTADO, DISTRITO FEDERAL OU MUNICIPAL</text:p>
      <text:p text:style-name="P22">De acordo com as recomendações aprovadas pelos órgãos responsáveis.</text:p>
      <text:p text:style-name="P22"/>
      <text:p text:style-name="P22"/>
      <text:p text:style-name="P22"/>
      <text:p text:style-name="P22"/>
      <text:p text:style-name="P22"/>
      <text:p text:style-name="P57"><text:span text:style-name="T2">Curitiba</text:span><text:span text:style-name="T3">, </text:span><text:span text:style-name="T18"><text:placeholder text:placeholder-type="text">&lt;today()&gt;</text:placeholder></text:span></text:p>
      <text:p text:style-name="P22"/>
      <text:p text:style-name="P22"/>
      <text:p text:style-name="P22"/>
      <text:p text:style-name="P22"/>
      <text:p text:style-name="P49"/>
      <text:p text:style-name="P36">ALTA – América Latina Tecnologia Agrícola</text:p>
      <text:p text:style-name="P43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<text:p text:style-name="P36">Responsável Técnico e Representante Leg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Lucida Grande" svg:font-family="'Lucida Grande', Helvetica, Verdana, Arial, sans-serif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witzerlandNarrow" svg:font-family="SwitzerlandNarrow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stroke-dash draw:name="Dash_20_2" draw:display-name="Dash 2" draw:style="rect" draw:dots1="1" draw:dots1-length="0.0138in" draw:distance="0.0138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 fo:orphans="0" fo:widows="0"/>
      <style:text-properties fo:font-size="11pt" style:font-size-asian="11pt" style:language-asian="pt" style:country-asian="BR" style:font-size-complex="10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center" style:justify-single-word="false" fo:keep-with-next="always"/>
      <style:text-properties fo:color="#008000" fo:font-weight="bold" style:font-weight-asian="bold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size="11pt" fo:font-weight="bold" style:font-size-asian="11pt" style:font-weight-asian="bold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justify" style:justify-single-word="false" fo:keep-with-next="always"/>
      <style:text-properties fo:color="#ff0000" fo:font-size="11pt" fo:font-weight="bold" style:font-size-asian="11pt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fo:font-size="11pt" fo:font-weight="bold" style:font-size-asian="11pt" style:font-weight-asian="bold" style:font-weight-complex="bold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1665in" fo:margin-bottom="0.0417in"/>
      <style:text-properties style:font-name="Cambria" fo:font-size="11pt" style:font-size-asian="11pt" style:font-size-complex="11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 fo:padding-left="0.0555in" fo:padding-right="0.0555in" fo:padding-top="0.0138in" fo:padding-bottom="0.0138in" fo:border="0.51pt solid #00000a"/>
      <style:text-properties style:font-name="SwitzerlandNarrow" fo:font-size="10pt" fo:font-weight="bold" style:font-size-asian="10pt" style:language-asian="pt" style:country-asian="BR" style:font-weight-asian="bold" style:font-size-complex="10pt"/>
    </style:style>
    <style:style style:name="Body_20_Text_20_2" style:display-name="Body Text 2" style:family="paragraph" style:parent-style-name="Standard" style:default-outline-level="">
      <style:paragraph-properties fo:text-align="center" style:justify-single-word="false"/>
      <style:text-properties fo:font-size="7pt" fo:font-weight="bold" style:font-size-asian="7pt" style:font-weight-asian="bold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="100%" fo:margin-left="0.1972in" fo:margin-right="0in" fo:margin-top="0in" fo:margin-bottom="0in" fo:text-align="justify" style:justify-single-word="false" fo:orphans="0" fo:widows="0" fo:text-indent="0in" style:auto-text-indent="false"/>
      <style:text-properties fo:font-size="11pt" style:font-size-asian="11pt" style:language-asian="pt" style:country-asian="BR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="100%" fo:margin-left="0in" fo:margin-right="0in" fo:margin-top="0in" fo:margin-bottom="0in" fo:text-align="justify" style:justify-single-word="false" fo:text-indent="0.5in" style:auto-text-indent="false"/>
      <style:text-properties style:font-name="Arial1" style:language-asian="pt" style:country-asian="BR" style:font-name-complex="Arial2" style:font-size-complex="10pt"/>
    </style:style>
    <style:style style:name="PADRAO" style:family="paragraph" style:parent-style-name="Standard" style:default-outline-level="">
      <style:paragraph-properties fo:text-align="justify" style:justify-single-word="false"/>
      <style:text-properties style:language-asian="pt" style:country-asian="BR" style:font-size-complex="10pt"/>
    </style:style>
    <style:style style:name="Document_20_Map" style:display-name="Document Map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  <style:text-properties style:font-name="Calibri" fo:font-size="11pt" style:font-name-asian="Calibri1" style:font-size-asian="11pt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/>
      <style:text-properties style:language-asian="pt" style:country-asian="BR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/>
      <style:text-properties style:font-name="Arial1" fo:font-size="18pt" fo:language="fr" fo:country="CA" fo:font-weight="bold" style:font-size-asian="18pt" style:language-asian="pt" style:country-asian="BR" style:font-weight-asian="bold" style:font-name-complex="Arial2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font-size="12pt" style:font-size-asian="12pt" style:language-asian="en" style:country-asian="US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Heading_20_9_20_Char" style:display-name="Heading 9 Char" style:family="text" style:parent-style-name="Default_20_Paragraph_20_Font">
      <style:text-properties style:font-name="Cambria" fo:font-size="11pt" fo:language="en" fo:country="US" style:font-name-asian="Times New Roman1" style:font-size-asian="11pt" style:language-asian="en" style:country-asian="US" style:font-name-complex="Times New Roman1" style:font-size-complex="11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er_20_Char" style:display-name="Footer Char" style:family="text" style:parent-style-name="Default_20_Paragraph_20_Font">
      <style:text-properties fo:font-size="12pt" fo:language="en" fo:country="US" style:font-size-asian="12pt" style:language-asian="en" style:country-asian="US" style:font-size-complex="12pt"/>
    </style:style>
    <style:style style:name="Document_20_Map_20_Char" style:display-name="Document Map Char" style:family="text" style:parent-style-name="Default_20_Paragraph_20_Font">
      <style:text-properties style:font-name="Tahoma" fo:font-size="8pt" fo:language="en" fo:country="US" style:font-size-asian="8pt" style:language-asian="en" style:country-asian="US" style:font-name-complex="Tahoma1" style:font-size-complex="8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language-asian="en" style:country-asian="US" style:font-name-complex="Tahoma1" style:font-size-complex="8pt"/>
    </style:style>
    <style:style style:name="Heading_20_1_20_Char" style:display-name="Heading 1 Char" style:family="text" style:parent-style-name="Default_20_Paragraph_20_Font">
      <style:text-properties fo:color="#008000" fo:font-size="12pt" fo:font-weight="bold" style:font-size-asian="12pt" style:language-asian="en" style:country-asian="US" style:font-weight-asian="bold" style:font-size-complex="12pt" style:font-weight-complex="bold"/>
    </style:style>
    <style:style style:name="Body_20_Text_20_3_20_Char" style:display-name="Body Text 3 Char" style:family="text" style:parent-style-name="Default_20_Paragraph_20_Font">
      <style:text-properties style:font-name="SwitzerlandNarrow" fo:font-weight="bold" style:font-weight-asian="bold"/>
    </style:style>
    <style:style style:name="Header_20_Char" style:display-name="Header Char" style:family="text" style:parent-style-name="Default_20_Paragraph_20_Font">
      <style:text-properties fo:font-size="12pt" style:font-size-asian="12pt" style:language-asian="en" style:country-asian="US" style:font-size-complex="12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itle_20_Char" style:display-name="Title Char" style:family="text" style:parent-style-name="Default_20_Paragraph_20_Font">
      <style:text-properties style:font-name="Arial1" fo:font-size="12pt" fo:language="fr" fo:country="CA" fo:font-weight="bold" style:font-size-asian="12pt" style:font-weight-asian="bold" style:font-name-complex="Arial2" style:font-weight-complex="bold"/>
    </style:style>
    <style:style style:name="apple-style-span" style:family="text" style:parent-style-name="Default_20_Paragraph_20_Font"/>
    <style:style style:name="A0" style:family="text">
      <style:text-properties fo:color="#000000" fo:font-size="8pt" style:font-size-asian="8pt" style:font-name-complex="Helvetica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color="#0000ff"/>
    </style:style>
    <style:style style:name="ListLabel_20_4" style:display-name="ListLabel 4" style:family="text">
      <style:text-properties style:font-name-asian="Times New Roman1" style:font-name-complex="Arial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*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*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291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917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917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7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291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917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917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7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­" text:bullet-char="­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3" style:num-suffix="" text:bullet-char="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List_20_Paragraph">
      <style:paragraph-properties fo:margin-left="0in" fo:margin-right="0in" fo:margin-top="0in" fo:margin-bottom="0in" fo:line-height="100%" fo:text-align="end" style:justify-single-word="false" fo:text-indent="0in" style:auto-text-indent="false">
        <style:tab-stops>
          <style:tab-stop style:position="5.9055in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MP2" style:family="paragraph" style:parent-style-name="Header">
      <style:paragraph-properties fo:text-align="end" style:justify-single-word="false">
        <style:tab-stops>
          <style:tab-stop style:position="3.0689in" style:type="center"/>
          <style:tab-stop style:position="6.3984in" style:type="right"/>
        </style:tab-stops>
      </style:paragraph-properties>
    </style:style>
    <style:style style:name="MP3" style:family="paragraph" style:parent-style-name="Footer">
      <style:paragraph-properties fo:padding="0in" fo:border="none"/>
    </style:style>
    <style:style style:name="MT1" style:family="text">
      <style:text-properties style:font-name="Arial1" fo:font-size="8pt" style:font-size-asian="8pt" style:font-name-complex="Arial2" style:font-size-complex="8pt"/>
    </style:style>
    <style:style style:name="MT2" style:family="text"/>
    <style:page-layout style:name="Mpm1">
      <style:page-layout-properties fo:page-width="8.2681in" fo:page-height="11.6929in" style:num-format="1" style:print-orientation="portrait" fo:margin-top="1.3799in" fo:margin-bottom="0.3937in" fo:margin-left="0.748in" fo:margin-right="0.748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53in" fo:margin-left="0in" fo:margin-right="0in" fo:margin-bottom="0.1563in" style:dynamic-spacing="true"/>
      </style:header-style>
      <style:footer-style>
        <style:header-footer-properties fo:min-height="0.6063in" fo:margin-left="0in" fo:margin-right="0in" fo:margin-top="0.5665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-start text:name="bkmHeaderNome"/><text:placeholder text:placeholder-type="text">&lt;o.formulated_product_id.name&gt;</text:placeholder><text:bookmark-end text:name="bkmHeaderNome"/></text:p>
        <text:p text:style-name="MP2"/>
      </style:header>
      <style:footer>
        <text:p text:style-name="MP3"><text:span text:style-name="page_20_number"><text:span text:style-name="MT1"/></text:span></text:p>
        <text:p text:style-name="Footer"/>
      </style:footer>
      <style:footer-left>
        <text:p text:style-name="MP3"><text:span text:style-name="page_20_number"><text:page-number text:select-page="current">12</text:page-number></text:span></text:p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ULA</dc:title>
    <meta:editing-cycles>148</meta:editing-cycles>
    <meta:print-date>2010-01-08T11:54:00</meta:print-date>
    <meta:creation-date>2013-07-01T18:40:27</meta:creation-date>
    <dc:date>2013-07-02T08:43:25</dc:date>
    <meta:editing-duration>PT1H2M36S</meta:editing-duration>
    <meta:generator>LibreOffice/3.5$Linux_X86_64 LibreOffice_project/350m1$Build-2</meta:generator>
    <meta:document-statistic meta:table-count="6" meta:image-count="0" meta:object-count="1" meta:page-count="13" meta:paragraph-count="359" meta:word-count="3843" meta:character-count="26554" meta:non-whitespace-character-count="22901"/>
    <meta:user-defined meta:name="AppVersion">12.0000</meta:user-defined>
    <meta:user-defined meta:name="Company">Milenia Agro Ciencias S.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Bula.dotx" xlink:href=""/>
  </office:meta>
</office:document-meta>
</file>